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97.66pt"/>
    </style:style>
    <style:style style:name="co3" style:family="table-column">
      <style:table-column-properties fo:break-before="auto" style:column-width="69.05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52.41pt"/>
    </style:style>
    <style:style style:name="co7" style:family="table-column">
      <style:table-column-properties fo:break-before="auto" style:column-width="126.14pt"/>
    </style:style>
    <style:style style:name="co8" style:family="table-column">
      <style:table-column-properties fo:break-before="auto" style:column-width="42.86pt"/>
    </style:style>
    <style:style style:name="co9" style:family="table-column">
      <style:table-column-properties fo:break-before="auto" style:column-width="56.3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42.04pt"/>
    </style:style>
    <style:style style:name="co13" style:family="table-column">
      <style:table-column-properties fo:break-before="auto" style:column-width="53.21pt"/>
    </style:style>
    <style:style style:name="co14" style:family="table-column">
      <style:table-column-properties fo:break-before="auto" style:column-width="46.86pt"/>
    </style:style>
    <style:style style:name="co15" style:family="table-column">
      <style:table-column-properties fo:break-before="auto" style:column-width="46.06pt"/>
    </style:style>
    <style:style style:name="co16" style:family="table-column">
      <style:table-column-properties fo:break-before="auto" style:column-width="61.91pt"/>
    </style:style>
    <style:style style:name="co17" style:family="table-column">
      <style:table-column-properties fo:break-before="auto" style:column-width="69.85pt"/>
    </style:style>
    <style:style style:name="co18" style:family="table-column">
      <style:table-column-properties fo:break-before="auto" style:column-width="7.14pt"/>
    </style:style>
    <style:style style:name="co19" style:family="table-column">
      <style:table-column-properties fo:break-before="auto" style:column-width="26.16pt"/>
    </style:style>
    <style:style style:name="co20" style:family="table-column">
      <style:table-column-properties fo:break-before="auto" style:column-width="9.5pt"/>
    </style:style>
    <style:style style:name="co21" style:family="table-column">
      <style:table-column-properties fo:break-before="auto" style:column-width="80.16pt"/>
    </style:style>
    <style:style style:name="co22" style:family="table-column">
      <style:table-column-properties fo:break-before="auto" style:column-width="14.29pt"/>
    </style:style>
    <style:style style:name="co23" style:family="table-column">
      <style:table-column-properties fo:break-before="auto" style:column-width="326.21pt"/>
    </style:style>
    <style:style style:name="co24" style:family="table-column">
      <style:table-column-properties fo:break-before="auto" style:column-width="128.55pt"/>
    </style:style>
    <style:style style:name="co25" style:family="table-column">
      <style:table-column-properties fo:break-before="auto" style:column-width="64.29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8.2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39.74pt" fo:break-before="auto" style:use-optimal-row-height="false"/>
    </style:style>
    <style:style style:name="ro11" style:family="table-row">
      <style:table-row-properties style:row-height="41.24pt" fo:break-before="auto" style:use-optimal-row-height="false"/>
    </style:style>
    <style:style style:name="ro12" style:family="table-row">
      <style:table-row-properties style:row-height="9.75pt" fo:break-before="auto" style:use-optimal-row-height="false"/>
    </style:style>
    <style:style style:name="ro13" style:family="table-row">
      <style:table-row-properties style:row-height="12.76pt" fo:break-before="auto" style:use-optimal-row-height="false"/>
    </style:style>
    <style:style style:name="ta1" style:family="table" style:master-page-name="PageStyle_5f_VEST">
      <style:table-properties table:display="true" style:writing-mode="lr-tb"/>
    </style:style>
    <style:style style:name="ta2" style:family="table" style:master-page-name="PageStyle_5f_SPLIT_5f_RP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b16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order-bottom="none" fo:background-color="#6666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41190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100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5020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1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1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b1b1b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1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1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1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1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3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1" style:base-cell-address="VEST.O82"/>
    </style:style>
    <style:style style:name="ce127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">
      <style:table-cell-properties fo:border-bottom="0.06pt solid #000000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1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1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0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00">
      <style:table-cell-properties fo:background-color="#66666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order-bottom="0.06pt solid #000000" fo:background-color="#41190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5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fo:background-color="#3b160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SCHEDULE</text:p>
          </table:table-cell>
          <table:table-cell table:style-name="ce13"/>
          <table:table-cell table:style-name="ce29"/>
          <table:table-cell table:style-name="ce43"/>
          <table:table-cell table:style-name="ce56" table:number-columns-repeated="3"/>
          <table:table-cell table:style-name="ce10" table:number-columns-repeated="11"/>
          <table:table-cell table:style-name="ce148"/>
          <table:table-cell table:style-name="ce152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3">
            <text:p>Total</text:p>
          </table:table-cell>
          <table:table-cell table:style-name="ce14" office:value-type="string" calcext:value-type="string" table:number-columns-spanned="2" table:number-rows-spanned="2">
            <text:p>Pool</text:p>
          </table:table-cell>
          <table:covered-table-cell table:style-name="ce30"/>
          <table:table-cell table:style-name="ce44" office:value-type="string" calcext:value-type="string" table:number-columns-spanned="15" table:number-rows-spanned="1">
            <text:p>Account</text:p>
          </table:table-cell>
          <table:covered-table-cell table:number-columns-repeated="13" table:style-name="ce57"/>
          <table:covered-table-cell table:style-name="ce137"/>
          <table:table-cell table:style-name="ce149"/>
          <table:table-cell table:style-name="ce152"/>
          <table:table-cell table:number-columns-repeated="1004"/>
        </table:table-row>
        <table:table-row table:style-name="ro3">
          <table:covered-table-cell table:style-name="ce3"/>
          <table:covered-table-cell table:style-name="ce15"/>
          <table:covered-table-cell table:style-name="ce31"/>
          <table:table-cell table:style-name="ce16" office:value-type="string" calcext:value-type="string" table:number-columns-spanned="4" table:number-rows-spanned="1">
            <text:p>Summary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4" table:number-rows-spanned="1">
            <text:p>Head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4" table:number-rows-spanned="1">
            <text:p>Body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3" table:number-rows-spanned="1">
            <text:p>Tail</text:p>
          </table:table-cell>
          <table:covered-table-cell table:style-name="ce58"/>
          <table:covered-table-cell table:style-name="ce31"/>
          <table:table-cell table:style-name="ce149"/>
          <table:table-cell table:style-name="ce152"/>
          <table:table-cell table:number-columns-repeated="1004"/>
        </table:table-row>
        <table:table-row table:style-name="ro4">
          <table:covered-table-cell table:style-name="ce4"/>
          <table:table-cell table:style-name="ce16" office:value-type="string" calcext:value-type="string">
            <text:p>Pool</text:p>
          </table:table-cell>
          <table:table-cell table:style-name="ce16" office:value-type="string" calcext:value-type="string">
            <text:p>Subtotal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Amount</text:p>
          </table:table-cell>
          <table:table-cell table:style-name="ce45" office:value-type="string" calcext:value-type="string">
            <text:p>% of total</text:p>
          </table:table-cell>
          <table:table-cell table:style-name="ce45" office:value-type="string" calcext:value-type="string">
            <text:p>Recipient</text:p>
          </table:table-cell>
          <table:table-cell table:style-name="ce87" office:value-type="string" calcext:value-type="string">
            <text:p>Start at</text:p>
            <text:p>Nth day</text:p>
          </table:table-cell>
          <table:table-cell table:style-name="ce95" office:value-type="string" calcext:value-type="string">
            <text:p>`start_at`</text:p>
            <text:p>(seconds)</text:p>
          </table:table-cell>
          <table:table-cell table:style-name="ce100" office:value-type="string" calcext:value-type="string">
            <text:p>Cliff</text:p>
            <text:p>%</text:p>
          </table:table-cell>
          <table:table-cell table:style-name="ce95" office:value-type="string" calcext:value-type="string">
            <text:p>`cliff`</text:p>
            <text:p>(SIENNA)</text:p>
          </table:table-cell>
          <table:table-cell table:style-name="ce87" office:value-type="string" calcext:value-type="string">
            <text:p>Interval</text:p>
            <text:p>(days)</text:p>
          </table:table-cell>
          <table:table-cell table:style-name="ce95" office:value-type="string" calcext:value-type="string">
            <text:p>`interval`</text:p>
            <text:p>(seconds)</text:p>
          </table:table-cell>
          <table:table-cell table:style-name="ce95" office:value-type="string" calcext:value-type="string">
            <text:p>Portions</text:p>
          </table:table-cell>
          <table:table-cell table:style-name="ce122" office:value-type="string" calcext:value-type="string">
            <text:p>Portion</text:p>
            <text:p>Size</text:p>
          </table:table-cell>
          <table:table-cell table:style-name="ce87" office:value-type="string" calcext:value-type="string">
            <text:p>Duration</text:p>
          </table:table-cell>
          <table:table-cell table:style-name="ce122" office:value-type="string" calcext:value-type="string">
            <text:p>`duration`</text:p>
            <text:p>(seconds)</text:p>
          </table:table-cell>
          <table:table-cell table:style-name="ce45" office:value-type="string" calcext:value-type="string">
            <text:p>Remainder</text:p>
          </table:table-cell>
          <table:table-cell table:style-name="ce149"/>
          <table:table-cell table:style-name="ce152"/>
          <table:table-cell table:number-columns-repeated="1004"/>
        </table:table-row>
        <table:table-row table:style-name="ro2">
          <table:table-cell table:style-name="ce5" office:value-type="float" office:value="10000000" calcext:value-type="float">
            <text:p>10,000,000</text:p>
          </table:table-cell>
          <table:table-cell table:style-name="ce17"/>
          <table:table-cell table:style-name="ce32" table:formula="of:=SUM([.C6:.C82])" office:value-type="float" office:value="10000000" calcext:value-type="float">
            <text:p>10,000,000</text:p>
          </table:table-cell>
          <table:table-cell table:style-name="ce17"/>
          <table:table-cell table:style-name="ce59"/>
          <table:table-cell table:style-name="ce69" table:number-columns-repeated="2"/>
          <table:table-cell table:style-name="ce88" table:number-columns-repeated="2"/>
          <table:table-cell table:style-name="ce101"/>
          <table:table-cell table:style-name="ce88" table:number-columns-repeated="3"/>
          <table:table-cell table:style-name="ce101"/>
          <table:table-cell table:style-name="ce88" table:number-columns-repeated="2"/>
          <table:table-cell table:style-name="ce130"/>
          <table:table-cell table:style-name="ce138"/>
          <table:table-cell table:style-name="ce7"/>
          <table:table-cell table:style-name="ce153"/>
          <table:table-cell table:number-columns-repeated="1004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Investors</text:p>
          </table:table-cell>
          <table:table-cell table:style-name="ce33" office:value-type="float" office:value="1995000" calcext:value-type="float">
            <text:p>1,995,000</text:p>
          </table:table-cell>
          <table:table-cell table:style-name="ce46"/>
          <table:table-cell table:style-name="ce60" table:formula="of:=SUM([.E7:.E55])" office:value-type="float" office:value="1774415" calcext:value-type="float">
            <text:p>1,774,415</text:p>
          </table:table-cell>
          <table:table-cell table:style-name="ce70" table:formula="of:=[.C6]/[.$A$5]" office:value-type="percentage" office:value="0.1995" calcext:value-type="percentage">
            <text:p>19.95%</text:p>
          </table:table-cell>
          <table:table-cell table:style-name="ce72"/>
          <table:table-cell table:style-name="ce89" table:number-columns-repeated="2"/>
          <table:table-cell table:style-name="ce102"/>
          <table:table-cell table:style-name="ce89" table:number-columns-repeated="6"/>
          <table:table-cell table:style-name="ce131"/>
          <table:table-cell table:style-name="ce139" table:formula="of:=[.C6]-[.E6]" office:value-type="float" office:value="220585" calcext:value-type="float">
            <text:p>220585</text:p>
          </table:table-cell>
          <table:table-cell table:style-name="ce150"/>
          <table:table-cell table:style-name="ce154"/>
          <table:table-cell table:number-columns-repeated="1004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47" office:value-type="float" office:value="978" calcext:value-type="float">
            <text:p>978</text:p>
          </table:table-cell>
          <table:table-cell table:style-name="ce61" office:value-type="float" office:value="155000" calcext:value-type="float">
            <text:p>155,000</text:p>
          </table:table-cell>
          <table:table-cell table:style-name="ce71" table:formula="of:=[.E7]/[.$A$5]" office:value-type="percentage" office:value="0.0155" calcext:value-type="percentage">
            <text:p>1.55%</text:p>
          </table:table-cell>
          <table:table-cell table:style-name="ce77" office:value-type="string" calcext:value-type="string">
            <text:p>secret1leulrux3emu7c34jux0n8x0v6y9cfhl4k8xk08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7]*24*60*60" office:value-type="float" office:value="86400" calcext:value-type="float">
            <text:p>86400</text:p>
          </table:table-cell>
          <table:table-cell table:style-name="ce111" table:formula="of:=[.Q7]/[.M7]-IF([.K7]&gt;0;1;0)" office:value-type="float" office:value="480" calcext:value-type="float">
            <text:p>480</text:p>
          </table:table-cell>
          <table:table-cell table:style-name="ce111" table:formula="of:=COM.MICROSOFT.FLOOR(([.E7]-[.K7])/[.N7];1)" office:value-type="float" office:value="322" calcext:value-type="float">
            <text:p>322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7]*24*60*60" office:value-type="float" office:value="41472000" calcext:value-type="float">
            <text:p>41472000</text:p>
          </table:table-cell>
          <table:table-cell table:style-name="ce140" table:formula="of:=([.E7]-[.K7])-([.O7]*[.N7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469" calcext:value-type="float">
            <text:p>469</text:p>
          </table:table-cell>
          <table:table-cell table:style-name="ce61" office:value-type="float" office:value="80000" calcext:value-type="float">
            <text:p>80,000</text:p>
          </table:table-cell>
          <table:table-cell table:style-name="ce71" table:formula="of:=[.E8]/[.$A$5]" office:value-type="percentage" office:value="0.008" calcext:value-type="percentage">
            <text:p>0.80%</text:p>
          </table:table-cell>
          <table:table-cell table:style-name="ce78" office:value-type="string" calcext:value-type="string">
            <text:p>secret1f9dvdd0pz347hshpdgfykf5vwg8a8cf4xrswae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8]*24*60*60" office:value-type="float" office:value="86400" calcext:value-type="float">
            <text:p>86400</text:p>
          </table:table-cell>
          <table:table-cell table:style-name="ce111" table:formula="of:=[.Q8]/[.M8]-IF([.K8]&gt;0;1;0)" office:value-type="float" office:value="480" calcext:value-type="float">
            <text:p>480</text:p>
          </table:table-cell>
          <table:table-cell table:style-name="ce111" table:formula="of:=COM.MICROSOFT.FLOOR(([.E8]-[.K8])/[.N8];1)" office:value-type="float" office:value="166" calcext:value-type="float">
            <text:p>166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8]*24*60*60" office:value-type="float" office:value="41472000" calcext:value-type="float">
            <text:p>41472000</text:p>
          </table:table-cell>
          <table:table-cell table:style-name="ce140" table:formula="of:=([.E8]-[.K8])-([.O8]*[.N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2" calcext:value-type="float">
            <text:p>62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9]/[.$A$5]" office:value-type="percentage" office:value="0.005" calcext:value-type="percentage">
            <text:p>0.50%</text:p>
          </table:table-cell>
          <table:table-cell table:style-name="ce78" office:value-type="string" calcext:value-type="string">
            <text:p>secret1m0j72r2jg8wey2uhwajamlwh74dzu5qj038jt5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9]*24*60*60" office:value-type="float" office:value="86400" calcext:value-type="float">
            <text:p>86400</text:p>
          </table:table-cell>
          <table:table-cell table:style-name="ce111" table:formula="of:=[.Q9]/[.M9]-IF([.K9]&gt;0;1;0)" office:value-type="float" office:value="480" calcext:value-type="float">
            <text:p>480</text:p>
          </table:table-cell>
          <table:table-cell table:style-name="ce111" table:formula="of:=COM.MICROSOFT.FLOOR(([.E9]-[.K9])/[.N9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9]*24*60*60" office:value-type="float" office:value="41472000" calcext:value-type="float">
            <text:p>41472000</text:p>
          </table:table-cell>
          <table:table-cell table:style-name="ce140" table:formula="of:=([.E9]-[.K9])-([.O9]*[.N9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94" calcext:value-type="float">
            <text:p>194</text:p>
          </table:table-cell>
          <table:table-cell table:style-name="ce61" office:value-type="float" office:value="16000" calcext:value-type="float">
            <text:p>16,000</text:p>
          </table:table-cell>
          <table:table-cell table:style-name="ce71" table:formula="of:=[.E10]/[.$A$5]" office:value-type="percentage" office:value="0.0016" calcext:value-type="percentage">
            <text:p>0.16%</text:p>
          </table:table-cell>
          <table:table-cell table:style-name="ce78" office:value-type="string" calcext:value-type="string">
            <text:p>secret1jhraz4ftxl2pd37knmeua7wjxghmlskw6cumj9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0]*24*60*60" office:value-type="float" office:value="86400" calcext:value-type="float">
            <text:p>86400</text:p>
          </table:table-cell>
          <table:table-cell table:style-name="ce111" table:formula="of:=[.Q10]/[.M10]-IF([.K10]&gt;0;1;0)" office:value-type="float" office:value="480" calcext:value-type="float">
            <text:p>480</text:p>
          </table:table-cell>
          <table:table-cell table:style-name="ce111" table:formula="of:=COM.MICROSOFT.FLOOR(([.E10]-[.K10])/[.N10];1)" office:value-type="float" office:value="33" calcext:value-type="float">
            <text:p>3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0]*24*60*60" office:value-type="float" office:value="41472000" calcext:value-type="float">
            <text:p>41472000</text:p>
          </table:table-cell>
          <table:table-cell table:style-name="ce140" table:formula="of:=([.E10]-[.K10])-([.O10]*[.N10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13" calcext:value-type="float">
            <text:p>313</text:p>
          </table:table-cell>
          <table:table-cell table:style-name="ce61" office:value-type="float" office:value="110000" calcext:value-type="float">
            <text:p>110,000</text:p>
          </table:table-cell>
          <table:table-cell table:style-name="ce71" table:formula="of:=[.E11]/[.$A$5]" office:value-type="percentage" office:value="0.011" calcext:value-type="percentage">
            <text:p>1.10%</text:p>
          </table:table-cell>
          <table:table-cell table:style-name="ce78" office:value-type="string" calcext:value-type="string">
            <text:p>secret1r3tup72x6693lmpe2kg08dgxyg9490v5e6scwd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1]*24*60*60" office:value-type="float" office:value="86400" calcext:value-type="float">
            <text:p>86400</text:p>
          </table:table-cell>
          <table:table-cell table:style-name="ce111" table:formula="of:=[.Q11]/[.M11]-IF([.K11]&gt;0;1;0)" office:value-type="float" office:value="480" calcext:value-type="float">
            <text:p>480</text:p>
          </table:table-cell>
          <table:table-cell table:style-name="ce111" table:formula="of:=COM.MICROSOFT.FLOOR(([.E11]-[.K11])/[.N11];1)" office:value-type="float" office:value="229" calcext:value-type="float">
            <text:p>229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1]*24*60*60" office:value-type="float" office:value="41472000" calcext:value-type="float">
            <text:p>41472000</text:p>
          </table:table-cell>
          <table:table-cell table:style-name="ce140" table:formula="of:=([.E11]-[.K11])-([.O11]*[.N11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01" calcext:value-type="float">
            <text:p>20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12]/[.$A$5]" office:value-type="percentage" office:value="0.005" calcext:value-type="percentage">
            <text:p>0.50%</text:p>
          </table:table-cell>
          <table:table-cell table:style-name="ce78" office:value-type="string" calcext:value-type="string">
            <text:p>secret189lz27yf9xljnfqgcdq4pml7s30zz28c9ndjan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2]*24*60*60" office:value-type="float" office:value="86400" calcext:value-type="float">
            <text:p>86400</text:p>
          </table:table-cell>
          <table:table-cell table:style-name="ce111" table:formula="of:=[.Q12]/[.M12]-IF([.K12]&gt;0;1;0)" office:value-type="float" office:value="480" calcext:value-type="float">
            <text:p>480</text:p>
          </table:table-cell>
          <table:table-cell table:style-name="ce111" table:formula="of:=COM.MICROSOFT.FLOOR(([.E12]-[.K12])/[.N12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2]*24*60*60" office:value-type="float" office:value="41472000" calcext:value-type="float">
            <text:p>41472000</text:p>
          </table:table-cell>
          <table:table-cell table:style-name="ce140" table:formula="of:=([.E12]-[.K12])-([.O12]*[.N1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47" calcext:value-type="float">
            <text:p>347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1" table:formula="of:=[.E13]/[.$A$5]" office:value-type="percentage" office:value="0.001" calcext:value-type="percentage">
            <text:p>0.10%</text:p>
          </table:table-cell>
          <table:table-cell table:style-name="ce78" office:value-type="string" calcext:value-type="string">
            <text:p>secret1r8lf4lmx6lnza7ssjdcsqdqggwxwrhufl6eryx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3]*24*60*60" office:value-type="float" office:value="86400" calcext:value-type="float">
            <text:p>86400</text:p>
          </table:table-cell>
          <table:table-cell table:style-name="ce111" table:formula="of:=[.Q13]/[.M13]-IF([.K13]&gt;0;1;0)" office:value-type="float" office:value="480" calcext:value-type="float">
            <text:p>480</text:p>
          </table:table-cell>
          <table:table-cell table:style-name="ce111" table:formula="of:=COM.MICROSOFT.FLOOR(([.E13]-[.K13])/[.N13];1)" office:value-type="float" office:value="20" calcext:value-type="float">
            <text:p>2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3]*24*60*60" office:value-type="float" office:value="41472000" calcext:value-type="float">
            <text:p>41472000</text:p>
          </table:table-cell>
          <table:table-cell table:style-name="ce140" table:formula="of:=([.E13]-[.K13])-([.O13]*[.N1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66" calcext:value-type="float">
            <text:p>26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4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qz7nkw437wln83q4zypey572x6g8uk7wnnplya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4]*24*60*60" office:value-type="float" office:value="86400" calcext:value-type="float">
            <text:p>86400</text:p>
          </table:table-cell>
          <table:table-cell table:style-name="ce111" table:formula="of:=[.Q14]/[.M14]-IF([.K14]&gt;0;1;0)" office:value-type="float" office:value="480" calcext:value-type="float">
            <text:p>480</text:p>
          </table:table-cell>
          <table:table-cell table:style-name="ce111" table:formula="of:=COM.MICROSOFT.FLOOR(([.E14]-[.K14])/[.N14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4]*24*60*60" office:value-type="float" office:value="41472000" calcext:value-type="float">
            <text:p>41472000</text:p>
          </table:table-cell>
          <table:table-cell table:style-name="ce140" table:formula="of:=([.E14]-[.K14])-([.O14]*[.N1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7" calcext:value-type="float">
            <text:p>367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15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yd87qfnepfn7x70t78tkvdam7sqtu8zzyterny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5]*24*60*60" office:value-type="float" office:value="86400" calcext:value-type="float">
            <text:p>86400</text:p>
          </table:table-cell>
          <table:table-cell table:style-name="ce111" table:formula="of:=[.Q15]/[.M15]-IF([.K15]&gt;0;1;0)" office:value-type="float" office:value="480" calcext:value-type="float">
            <text:p>480</text:p>
          </table:table-cell>
          <table:table-cell table:style-name="ce111" table:formula="of:=COM.MICROSOFT.FLOOR(([.E15]-[.K15])/[.N15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5]*24*60*60" office:value-type="float" office:value="41472000" calcext:value-type="float">
            <text:p>41472000</text:p>
          </table:table-cell>
          <table:table-cell table:style-name="ce140" table:formula="of:=([.E15]-[.K15])-([.O15]*[.N15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51" calcext:value-type="float">
            <text:p>55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16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7cmgc4skqcf2pxuqk4xjad2xrn35yjv4aruu50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6]*24*60*60" office:value-type="float" office:value="86400" calcext:value-type="float">
            <text:p>86400</text:p>
          </table:table-cell>
          <table:table-cell table:style-name="ce111" table:formula="of:=[.Q16]/[.M16]-IF([.K16]&gt;0;1;0)" office:value-type="float" office:value="480" calcext:value-type="float">
            <text:p>480</text:p>
          </table:table-cell>
          <table:table-cell table:style-name="ce111" table:formula="of:=COM.MICROSOFT.FLOOR(([.E16]-[.K16])/[.N16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6]*24*60*60" office:value-type="float" office:value="41472000" calcext:value-type="float">
            <text:p>41472000</text:p>
          </table:table-cell>
          <table:table-cell table:style-name="ce140" table:formula="of:=([.E16]-[.K16])-([.O16]*[.N16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33" calcext:value-type="float">
            <text:p>73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7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9csp3fk27v9w6hn0wqdq4sycf9skcu0znulnjt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7]*24*60*60" office:value-type="float" office:value="86400" calcext:value-type="float">
            <text:p>86400</text:p>
          </table:table-cell>
          <table:table-cell table:style-name="ce111" table:formula="of:=[.Q17]/[.M17]-IF([.K17]&gt;0;1;0)" office:value-type="float" office:value="480" calcext:value-type="float">
            <text:p>480</text:p>
          </table:table-cell>
          <table:table-cell table:style-name="ce111" table:formula="of:=COM.MICROSOFT.FLOOR(([.E17]-[.K17])/[.N17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7]*24*60*60" office:value-type="float" office:value="41472000" calcext:value-type="float">
            <text:p>41472000</text:p>
          </table:table-cell>
          <table:table-cell table:style-name="ce140" table:formula="of:=([.E17]-[.K17])-([.O17]*[.N1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91" calcext:value-type="float">
            <text:p>39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18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49zn4ghv6s68xujm5y0whtfn47xcd9r0aaes2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8]*24*60*60" office:value-type="float" office:value="86400" calcext:value-type="float">
            <text:p>86400</text:p>
          </table:table-cell>
          <table:table-cell table:style-name="ce111" table:formula="of:=[.Q18]/[.M18]-IF([.K18]&gt;0;1;0)" office:value-type="float" office:value="480" calcext:value-type="float">
            <text:p>480</text:p>
          </table:table-cell>
          <table:table-cell table:style-name="ce111" table:formula="of:=COM.MICROSOFT.FLOOR(([.E18]-[.K18])/[.N18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8]*24*60*60" office:value-type="float" office:value="41472000" calcext:value-type="float">
            <text:p>41472000</text:p>
          </table:table-cell>
          <table:table-cell table:style-name="ce140" table:formula="of:=([.E18]-[.K18])-([.O18]*[.N18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83" calcext:value-type="float">
            <text:p>88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19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j4dkn9ghl5t7n8w6xhw8aefhgegr37y6cm8kj5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1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19]*24*60*60" office:value-type="float" office:value="86400" calcext:value-type="float">
            <text:p>86400</text:p>
          </table:table-cell>
          <table:table-cell table:style-name="ce111" table:formula="of:=[.Q19]/[.M19]-IF([.K19]&gt;0;1;0)" office:value-type="float" office:value="480" calcext:value-type="float">
            <text:p>480</text:p>
          </table:table-cell>
          <table:table-cell table:style-name="ce111" table:formula="of:=COM.MICROSOFT.FLOOR(([.E19]-[.K19])/[.N19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19]*24*60*60" office:value-type="float" office:value="41472000" calcext:value-type="float">
            <text:p>41472000</text:p>
          </table:table-cell>
          <table:table-cell table:style-name="ce140" table:formula="of:=([.E19]-[.K19])-([.O19]*[.N19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80" calcext:value-type="float">
            <text:p>78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1" table:formula="of:=[.E20]/[.$A$5]" office:value-type="percentage" office:value="0.006" calcext:value-type="percentage">
            <text:p>0.60%</text:p>
          </table:table-cell>
          <table:table-cell table:style-name="ce79" office:value-type="string" calcext:value-type="string">
            <text:p>secret1vr77umdykwwtx9dmewhtfj0cd6ur09358u8c7s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0]*24*60*60" office:value-type="float" office:value="86400" calcext:value-type="float">
            <text:p>86400</text:p>
          </table:table-cell>
          <table:table-cell table:style-name="ce111" table:formula="of:=[.Q20]/[.M20]-IF([.K20]&gt;0;1;0)" office:value-type="float" office:value="480" calcext:value-type="float">
            <text:p>480</text:p>
          </table:table-cell>
          <table:table-cell table:style-name="ce111" table:formula="of:=COM.MICROSOFT.FLOOR(([.E20]-[.K20])/[.N20];1)" office:value-type="float" office:value="125" calcext:value-type="float">
            <text:p>125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0]*24*60*60" office:value-type="float" office:value="41472000" calcext:value-type="float">
            <text:p>41472000</text:p>
          </table:table-cell>
          <table:table-cell table:style-name="ce140" table:formula="of:=([.E20]-[.K20])-([.O20]*[.N20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75" calcext:value-type="float">
            <text:p>175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1]/[.$A$5]" office:value-type="percentage" office:value="0.004" calcext:value-type="percentage">
            <text:p>0.40%</text:p>
          </table:table-cell>
          <table:table-cell table:style-name="ce78" office:value-type="string" calcext:value-type="string">
            <text:p>secret1rzpet8pw8munm4qscke7ejxdgmu4k6zrph2la0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1]*24*60*60" office:value-type="float" office:value="86400" calcext:value-type="float">
            <text:p>86400</text:p>
          </table:table-cell>
          <table:table-cell table:style-name="ce111" table:formula="of:=[.Q21]/[.M21]-IF([.K21]&gt;0;1;0)" office:value-type="float" office:value="480" calcext:value-type="float">
            <text:p>480</text:p>
          </table:table-cell>
          <table:table-cell table:style-name="ce111" table:formula="of:=COM.MICROSOFT.FLOOR(([.E21]-[.K21])/[.N21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1]*24*60*60" office:value-type="float" office:value="41472000" calcext:value-type="float">
            <text:p>41472000</text:p>
          </table:table-cell>
          <table:table-cell table:style-name="ce140" table:formula="of:=([.E21]-[.K21])-([.O21]*[.N21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70" calcext:value-type="float">
            <text:p>87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1" table:formula="of:=[.E22]/[.$A$5]" office:value-type="percentage" office:value="0.006" calcext:value-type="percentage">
            <text:p>0.60%</text:p>
          </table:table-cell>
          <table:table-cell table:style-name="ce78" office:value-type="string" calcext:value-type="string">
            <text:p>secret1u49wzyu0cqln3mfajm608u54r8a4qkmac4xknl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2]*24*60*60" office:value-type="float" office:value="86400" calcext:value-type="float">
            <text:p>86400</text:p>
          </table:table-cell>
          <table:table-cell table:style-name="ce111" table:formula="of:=[.Q22]/[.M22]-IF([.K22]&gt;0;1;0)" office:value-type="float" office:value="480" calcext:value-type="float">
            <text:p>480</text:p>
          </table:table-cell>
          <table:table-cell table:style-name="ce111" table:formula="of:=COM.MICROSOFT.FLOOR(([.E22]-[.K22])/[.N22];1)" office:value-type="float" office:value="125" calcext:value-type="float">
            <text:p>125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2]*24*60*60" office:value-type="float" office:value="41472000" calcext:value-type="float">
            <text:p>41472000</text:p>
          </table:table-cell>
          <table:table-cell table:style-name="ce140" table:formula="of:=([.E22]-[.K22])-([.O22]*[.N22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1" calcext:value-type="float">
            <text:p>8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3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j3l27ql3alzr2f4lq0pd4dqdv4795flvvf8sj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3]*24*60*60" office:value-type="float" office:value="86400" calcext:value-type="float">
            <text:p>86400</text:p>
          </table:table-cell>
          <table:table-cell table:style-name="ce111" table:formula="of:=[.Q23]/[.M23]-IF([.K23]&gt;0;1;0)" office:value-type="float" office:value="480" calcext:value-type="float">
            <text:p>480</text:p>
          </table:table-cell>
          <table:table-cell table:style-name="ce111" table:formula="of:=COM.MICROSOFT.FLOOR(([.E23]-[.K23])/[.N23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3]*24*60*60" office:value-type="float" office:value="41472000" calcext:value-type="float">
            <text:p>41472000</text:p>
          </table:table-cell>
          <table:table-cell table:style-name="ce140" table:formula="of:=([.E23]-[.K23])-([.O23]*[.N23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64" calcext:value-type="float">
            <text:p>264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1" table:formula="of:=[.E24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gym8stav8lw35t72a7574cq0yrqlpkey9vvzfl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4]*24*60*60" office:value-type="float" office:value="86400" calcext:value-type="float">
            <text:p>86400</text:p>
          </table:table-cell>
          <table:table-cell table:style-name="ce111" table:formula="of:=[.Q24]/[.M24]-IF([.K24]&gt;0;1;0)" office:value-type="float" office:value="480" calcext:value-type="float">
            <text:p>480</text:p>
          </table:table-cell>
          <table:table-cell table:style-name="ce111" table:formula="of:=COM.MICROSOFT.FLOOR(([.E24]-[.K24])/[.N24];1)" office:value-type="float" office:value="104" calcext:value-type="float">
            <text:p>10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4]*24*60*60" office:value-type="float" office:value="41472000" calcext:value-type="float">
            <text:p>41472000</text:p>
          </table:table-cell>
          <table:table-cell table:style-name="ce140" table:formula="of:=([.E24]-[.K24])-([.O24]*[.N2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9" calcext:value-type="float">
            <text:p>369</text:p>
          </table:table-cell>
          <table:table-cell table:style-name="ce61" office:value-type="float" office:value="120000" calcext:value-type="float">
            <text:p>120,000</text:p>
          </table:table-cell>
          <table:table-cell table:style-name="ce71" table:formula="of:=[.E25]/[.$A$5]" office:value-type="percentage" office:value="0.012" calcext:value-type="percentage">
            <text:p>1.20%</text:p>
          </table:table-cell>
          <table:table-cell table:style-name="ce78" office:value-type="string" calcext:value-type="string">
            <text:p>secret1lhtz99434qg97lkdwnvqxvw24gq36cmtgt9gf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5]*24*60*60" office:value-type="float" office:value="86400" calcext:value-type="float">
            <text:p>86400</text:p>
          </table:table-cell>
          <table:table-cell table:style-name="ce111" table:formula="of:=[.Q25]/[.M25]-IF([.K25]&gt;0;1;0)" office:value-type="float" office:value="480" calcext:value-type="float">
            <text:p>480</text:p>
          </table:table-cell>
          <table:table-cell table:style-name="ce111" table:formula="of:=COM.MICROSOFT.FLOOR(([.E25]-[.K25])/[.N25];1)" office:value-type="float" office:value="250" calcext:value-type="float">
            <text:p>25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5]*24*60*60" office:value-type="float" office:value="41472000" calcext:value-type="float">
            <text:p>41472000</text:p>
          </table:table-cell>
          <table:table-cell table:style-name="ce140" table:formula="of:=([.E25]-[.K25])-([.O25]*[.N25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6" calcext:value-type="float">
            <text:p>8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6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e2h25sv8n7jacgvy62ktel6rnqsf2g2wlvxald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6]*24*60*60" office:value-type="float" office:value="86400" calcext:value-type="float">
            <text:p>86400</text:p>
          </table:table-cell>
          <table:table-cell table:style-name="ce111" table:formula="of:=[.Q26]/[.M26]-IF([.K26]&gt;0;1;0)" office:value-type="float" office:value="480" calcext:value-type="float">
            <text:p>480</text:p>
          </table:table-cell>
          <table:table-cell table:style-name="ce111" table:formula="of:=COM.MICROSOFT.FLOOR(([.E26]-[.K26])/[.N26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6]*24*60*60" office:value-type="float" office:value="41472000" calcext:value-type="float">
            <text:p>41472000</text:p>
          </table:table-cell>
          <table:table-cell table:style-name="ce140" table:formula="of:=([.E26]-[.K26])-([.O26]*[.N2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85" calcext:value-type="float">
            <text:p>285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7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ugdtw4umlnmwa00vxj4t95h56ga2zk9l7t6v7d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7]*24*60*60" office:value-type="float" office:value="86400" calcext:value-type="float">
            <text:p>86400</text:p>
          </table:table-cell>
          <table:table-cell table:style-name="ce111" table:formula="of:=[.Q27]/[.M27]-IF([.K27]&gt;0;1;0)" office:value-type="float" office:value="480" calcext:value-type="float">
            <text:p>480</text:p>
          </table:table-cell>
          <table:table-cell table:style-name="ce111" table:formula="of:=COM.MICROSOFT.FLOOR(([.E27]-[.K27])/[.N27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7]*24*60*60" office:value-type="float" office:value="41472000" calcext:value-type="float">
            <text:p>41472000</text:p>
          </table:table-cell>
          <table:table-cell table:style-name="ce140" table:formula="of:=([.E27]-[.K27])-([.O27]*[.N2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424" calcext:value-type="float">
            <text:p>424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28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5yrchdg9npx23nk0d7ggzslmr28tsutxvc3qvy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8]*24*60*60" office:value-type="float" office:value="86400" calcext:value-type="float">
            <text:p>86400</text:p>
          </table:table-cell>
          <table:table-cell table:style-name="ce111" table:formula="of:=[.Q28]/[.M28]-IF([.K28]&gt;0;1;0)" office:value-type="float" office:value="480" calcext:value-type="float">
            <text:p>480</text:p>
          </table:table-cell>
          <table:table-cell table:style-name="ce111" table:formula="of:=COM.MICROSOFT.FLOOR(([.E28]-[.K28])/[.N28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8]*24*60*60" office:value-type="float" office:value="41472000" calcext:value-type="float">
            <text:p>41472000</text:p>
          </table:table-cell>
          <table:table-cell table:style-name="ce140" table:formula="of:=([.E28]-[.K28])-([.O28]*[.N2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73" calcext:value-type="float">
            <text:p>373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29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vgxm9uskhx6a2q7h7vxq9zgtlglhegtfvtxks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2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29]*24*60*60" office:value-type="float" office:value="86400" calcext:value-type="float">
            <text:p>86400</text:p>
          </table:table-cell>
          <table:table-cell table:style-name="ce111" table:formula="of:=[.Q29]/[.M29]-IF([.K29]&gt;0;1;0)" office:value-type="float" office:value="480" calcext:value-type="float">
            <text:p>480</text:p>
          </table:table-cell>
          <table:table-cell table:style-name="ce111" table:formula="of:=COM.MICROSOFT.FLOOR(([.E29]-[.K29])/[.N29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29]*24*60*60" office:value-type="float" office:value="41472000" calcext:value-type="float">
            <text:p>41472000</text:p>
          </table:table-cell>
          <table:table-cell table:style-name="ce140" table:formula="of:=([.E29]-[.K29])-([.O29]*[.N29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52" calcext:value-type="float">
            <text:p>552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1" table:formula="of:=[.E30]/[.$A$5]" office:value-type="percentage" office:value="0.001" calcext:value-type="percentage">
            <text:p>0.10%</text:p>
          </table:table-cell>
          <table:table-cell table:style-name="ce79" office:value-type="string" calcext:value-type="string">
            <text:p>secret17f33xs2regztfqsfasnwh63y93gzeqdxmfsrnh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0]*24*60*60" office:value-type="float" office:value="86400" calcext:value-type="float">
            <text:p>86400</text:p>
          </table:table-cell>
          <table:table-cell table:style-name="ce111" table:formula="of:=[.Q30]/[.M30]-IF([.K30]&gt;0;1;0)" office:value-type="float" office:value="480" calcext:value-type="float">
            <text:p>480</text:p>
          </table:table-cell>
          <table:table-cell table:style-name="ce111" table:formula="of:=COM.MICROSOFT.FLOOR(([.E30]-[.K30])/[.N30];1)" office:value-type="float" office:value="20" calcext:value-type="float">
            <text:p>2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0]*24*60*60" office:value-type="float" office:value="41472000" calcext:value-type="float">
            <text:p>41472000</text:p>
          </table:table-cell>
          <table:table-cell table:style-name="ce140" table:formula="of:=([.E30]-[.K30])-([.O30]*[.N30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26" calcext:value-type="float">
            <text:p>72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1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ff3zt3w0tmexm76awrk9wepqq9dlhqeqhndzng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1]*24*60*60" office:value-type="float" office:value="86400" calcext:value-type="float">
            <text:p>86400</text:p>
          </table:table-cell>
          <table:table-cell table:style-name="ce111" table:formula="of:=[.Q31]/[.M31]-IF([.K31]&gt;0;1;0)" office:value-type="float" office:value="480" calcext:value-type="float">
            <text:p>480</text:p>
          </table:table-cell>
          <table:table-cell table:style-name="ce111" table:formula="of:=COM.MICROSOFT.FLOOR(([.E31]-[.K31])/[.N31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1]*24*60*60" office:value-type="float" office:value="41472000" calcext:value-type="float">
            <text:p>41472000</text:p>
          </table:table-cell>
          <table:table-cell table:style-name="ce140" table:formula="of:=([.E31]-[.K31])-([.O31]*[.N31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15" calcext:value-type="float">
            <text:p>91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1" table:formula="of:=[.E32]/[.$A$5]" office:value-type="percentage" office:value="0.0002" calcext:value-type="percentage">
            <text:p>0.02%</text:p>
          </table:table-cell>
          <table:table-cell table:style-name="ce79" office:value-type="string" calcext:value-type="string">
            <text:p>secret1kune5zzmmmgl8l93getpxa6ydxtkj64hyesp0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2]*24*60*60" office:value-type="float" office:value="86400" calcext:value-type="float">
            <text:p>86400</text:p>
          </table:table-cell>
          <table:table-cell table:style-name="ce111" table:formula="of:=[.Q32]/[.M32]-IF([.K32]&gt;0;1;0)" office:value-type="float" office:value="480" calcext:value-type="float">
            <text:p>480</text:p>
          </table:table-cell>
          <table:table-cell table:style-name="ce111" table:formula="of:=COM.MICROSOFT.FLOOR(([.E32]-[.K32])/[.N32];1)" office:value-type="float" office:value="4" calcext:value-type="float">
            <text:p>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2]*24*60*60" office:value-type="float" office:value="41472000" calcext:value-type="float">
            <text:p>41472000</text:p>
          </table:table-cell>
          <table:table-cell table:style-name="ce140" table:formula="of:=([.E32]-[.K32])-([.O32]*[.N3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51" calcext:value-type="float">
            <text:p>65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3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cw5qycynsnmgg32rkrjrnms8etw8v5tp56hpav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3]*24*60*60" office:value-type="float" office:value="86400" calcext:value-type="float">
            <text:p>86400</text:p>
          </table:table-cell>
          <table:table-cell table:style-name="ce111" table:formula="of:=[.Q33]/[.M33]-IF([.K33]&gt;0;1;0)" office:value-type="float" office:value="480" calcext:value-type="float">
            <text:p>480</text:p>
          </table:table-cell>
          <table:table-cell table:style-name="ce111" table:formula="of:=COM.MICROSOFT.FLOOR(([.E33]-[.K33])/[.N33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3]*24*60*60" office:value-type="float" office:value="41472000" calcext:value-type="float">
            <text:p>41472000</text:p>
          </table:table-cell>
          <table:table-cell table:style-name="ce140" table:formula="of:=([.E33]-[.K33])-([.O33]*[.N33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29" calcext:value-type="float">
            <text:p>829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4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7m3pk2788vgf8azsls4dl3g90p0lmf0d0qm848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4]*24*60*60" office:value-type="float" office:value="86400" calcext:value-type="float">
            <text:p>86400</text:p>
          </table:table-cell>
          <table:table-cell table:style-name="ce111" table:formula="of:=[.Q34]/[.M34]-IF([.K34]&gt;0;1;0)" office:value-type="float" office:value="480" calcext:value-type="float">
            <text:p>480</text:p>
          </table:table-cell>
          <table:table-cell table:style-name="ce111" table:formula="of:=COM.MICROSOFT.FLOOR(([.E34]-[.K34])/[.N34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4]*24*60*60" office:value-type="float" office:value="41472000" calcext:value-type="float">
            <text:p>41472000</text:p>
          </table:table-cell>
          <table:table-cell table:style-name="ce140" table:formula="of:=([.E34]-[.K34])-([.O34]*[.N3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35" calcext:value-type="float">
            <text:p>93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1" table:formula="of:=[.E35]/[.$A$5]" office:value-type="percentage" office:value="0.0002" calcext:value-type="percentage">
            <text:p>0.02%</text:p>
          </table:table-cell>
          <table:table-cell table:style-name="ce78" office:value-type="string" calcext:value-type="string">
            <text:p>secret1jpyhjqlaq7gu06ndn3lwa6ys7wjkjuyqmkvffe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5]*24*60*60" office:value-type="float" office:value="86400" calcext:value-type="float">
            <text:p>86400</text:p>
          </table:table-cell>
          <table:table-cell table:style-name="ce111" table:formula="of:=[.Q35]/[.M35]-IF([.K35]&gt;0;1;0)" office:value-type="float" office:value="480" calcext:value-type="float">
            <text:p>480</text:p>
          </table:table-cell>
          <table:table-cell table:style-name="ce111" table:formula="of:=COM.MICROSOFT.FLOOR(([.E35]-[.K35])/[.N35];1)" office:value-type="float" office:value="4" calcext:value-type="float">
            <text:p>4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5]*24*60*60" office:value-type="float" office:value="41472000" calcext:value-type="float">
            <text:p>41472000</text:p>
          </table:table-cell>
          <table:table-cell table:style-name="ce140" table:formula="of:=([.E35]-[.K35])-([.O35]*[.N35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21" calcext:value-type="float">
            <text:p>12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6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et77r0u62tjvqpnl4rammjj83vl7rql8hfc9m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6]*24*60*60" office:value-type="float" office:value="86400" calcext:value-type="float">
            <text:p>86400</text:p>
          </table:table-cell>
          <table:table-cell table:style-name="ce111" table:formula="of:=[.Q36]/[.M36]-IF([.K36]&gt;0;1;0)" office:value-type="float" office:value="480" calcext:value-type="float">
            <text:p>480</text:p>
          </table:table-cell>
          <table:table-cell table:style-name="ce111" table:formula="of:=COM.MICROSOFT.FLOOR(([.E36]-[.K36])/[.N36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6]*24*60*60" office:value-type="float" office:value="41472000" calcext:value-type="float">
            <text:p>41472000</text:p>
          </table:table-cell>
          <table:table-cell table:style-name="ce140" table:formula="of:=([.E36]-[.K36])-([.O36]*[.N3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03" calcext:value-type="float">
            <text:p>10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37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fv7m7s8dgxlgserp286xamt0rrrwvcgx480yu4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7]*24*60*60" office:value-type="float" office:value="86400" calcext:value-type="float">
            <text:p>86400</text:p>
          </table:table-cell>
          <table:table-cell table:style-name="ce111" table:formula="of:=[.Q37]/[.M37]-IF([.K37]&gt;0;1;0)" office:value-type="float" office:value="480" calcext:value-type="float">
            <text:p>480</text:p>
          </table:table-cell>
          <table:table-cell table:style-name="ce111" table:formula="of:=COM.MICROSOFT.FLOOR(([.E37]-[.K37])/[.N37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7]*24*60*60" office:value-type="float" office:value="41472000" calcext:value-type="float">
            <text:p>41472000</text:p>
          </table:table-cell>
          <table:table-cell table:style-name="ce140" table:formula="of:=([.E37]-[.K37])-([.O37]*[.N3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31" calcext:value-type="float">
            <text:p>53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38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lut4ahy9mfawqjy8z8lnpfyzauh2unj4kjq9q7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8]*24*60*60" office:value-type="float" office:value="86400" calcext:value-type="float">
            <text:p>86400</text:p>
          </table:table-cell>
          <table:table-cell table:style-name="ce111" table:formula="of:=[.Q38]/[.M38]-IF([.K38]&gt;0;1;0)" office:value-type="float" office:value="480" calcext:value-type="float">
            <text:p>480</text:p>
          </table:table-cell>
          <table:table-cell table:style-name="ce111" table:formula="of:=COM.MICROSOFT.FLOOR(([.E38]-[.K38])/[.N38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8]*24*60*60" office:value-type="float" office:value="41472000" calcext:value-type="float">
            <text:p>41472000</text:p>
          </table:table-cell>
          <table:table-cell table:style-name="ce140" table:formula="of:=([.E38]-[.K38])-([.O38]*[.N38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17" calcext:value-type="float">
            <text:p>717</text:p>
          </table:table-cell>
          <table:table-cell table:style-name="ce61" office:value-type="float" office:value="3750" calcext:value-type="float">
            <text:p>3,750</text:p>
          </table:table-cell>
          <table:table-cell table:style-name="ce71" table:formula="of:=[.E39]/[.$A$5]" office:value-type="percentage" office:value="0.000375" calcext:value-type="percentage">
            <text:p>0.04%</text:p>
          </table:table-cell>
          <table:table-cell table:style-name="ce78" office:value-type="string" calcext:value-type="string">
            <text:p>secret14rn2yd4wke7gfu7tga6l37k4lz2p8rh8chp07z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3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39]*24*60*60" office:value-type="float" office:value="86400" calcext:value-type="float">
            <text:p>86400</text:p>
          </table:table-cell>
          <table:table-cell table:style-name="ce111" table:formula="of:=[.Q39]/[.M39]-IF([.K39]&gt;0;1;0)" office:value-type="float" office:value="480" calcext:value-type="float">
            <text:p>480</text:p>
          </table:table-cell>
          <table:table-cell table:style-name="ce111" table:formula="of:=COM.MICROSOFT.FLOOR(([.E39]-[.K39])/[.N39];1)" office:value-type="float" office:value="7" calcext:value-type="float">
            <text:p>7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39]*24*60*60" office:value-type="float" office:value="41472000" calcext:value-type="float">
            <text:p>41472000</text:p>
          </table:table-cell>
          <table:table-cell table:style-name="ce140" table:formula="of:=([.E39]-[.K39])-([.O39]*[.N39])" office:value-type="float" office:value="390" calcext:value-type="float">
            <text:p>39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96" calcext:value-type="float">
            <text:p>89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0]/[.$A$5]" office:value-type="percentage" office:value="0.002" calcext:value-type="percentage">
            <text:p>0.20%</text:p>
          </table:table-cell>
          <table:table-cell table:style-name="ce78" office:value-type="string" calcext:value-type="string">
            <text:p>secret1p2mewruwwg0k8vf6cuj34n96lj8pcf78l2eu02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0]*24*60*60" office:value-type="float" office:value="86400" calcext:value-type="float">
            <text:p>86400</text:p>
          </table:table-cell>
          <table:table-cell table:style-name="ce111" table:formula="of:=[.Q40]/[.M40]-IF([.K40]&gt;0;1;0)" office:value-type="float" office:value="480" calcext:value-type="float">
            <text:p>480</text:p>
          </table:table-cell>
          <table:table-cell table:style-name="ce111" table:formula="of:=COM.MICROSOFT.FLOOR(([.E40]-[.K40])/[.N40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0]*24*60*60" office:value-type="float" office:value="41472000" calcext:value-type="float">
            <text:p>41472000</text:p>
          </table:table-cell>
          <table:table-cell table:style-name="ce140" table:formula="of:=([.E40]-[.K40])-([.O40]*[.N40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63" calcext:value-type="float">
            <text:p>863</text:p>
          </table:table-cell>
          <table:table-cell table:style-name="ce61" office:value-type="float" office:value="5000" calcext:value-type="float">
            <text:p>5,000</text:p>
          </table:table-cell>
          <table:table-cell table:style-name="ce71" table:formula="of:=[.E41]/[.$A$5]" office:value-type="percentage" office:value="0.0005" calcext:value-type="percentage">
            <text:p>0.05%</text:p>
          </table:table-cell>
          <table:table-cell table:style-name="ce79" office:value-type="string" calcext:value-type="string">
            <text:p>secret1qqw29ytxyy335mxha9vql33w4h26aujqaap4qz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1]*24*60*60" office:value-type="float" office:value="86400" calcext:value-type="float">
            <text:p>86400</text:p>
          </table:table-cell>
          <table:table-cell table:style-name="ce111" table:formula="of:=[.Q41]/[.M41]-IF([.K41]&gt;0;1;0)" office:value-type="float" office:value="480" calcext:value-type="float">
            <text:p>480</text:p>
          </table:table-cell>
          <table:table-cell table:style-name="ce111" table:formula="of:=COM.MICROSOFT.FLOOR(([.E41]-[.K41])/[.N41];1)" office:value-type="float" office:value="10" calcext:value-type="float">
            <text:p>1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1]*24*60*60" office:value-type="float" office:value="41472000" calcext:value-type="float">
            <text:p>41472000</text:p>
          </table:table-cell>
          <table:table-cell table:style-name="ce140" table:formula="of:=([.E41]-[.K41])-([.O41]*[.N41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9" calcext:value-type="float">
            <text:p>69</text:p>
          </table:table-cell>
          <table:table-cell table:style-name="ce61" office:value-type="float" office:value="6000" calcext:value-type="float">
            <text:p>6,000</text:p>
          </table:table-cell>
          <table:table-cell table:style-name="ce71" table:formula="of:=[.E42]/[.$A$5]" office:value-type="percentage" office:value="0.0006" calcext:value-type="percentage">
            <text:p>0.06%</text:p>
          </table:table-cell>
          <table:table-cell table:style-name="ce79" office:value-type="string" calcext:value-type="string">
            <text:p>secret1u7l308hqntjkfm5ja6yhd5zm2e6025zx60x7w2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2]*24*60*60" office:value-type="float" office:value="86400" calcext:value-type="float">
            <text:p>86400</text:p>
          </table:table-cell>
          <table:table-cell table:style-name="ce111" table:formula="of:=[.Q42]/[.M42]-IF([.K42]&gt;0;1;0)" office:value-type="float" office:value="480" calcext:value-type="float">
            <text:p>480</text:p>
          </table:table-cell>
          <table:table-cell table:style-name="ce111" table:formula="of:=COM.MICROSOFT.FLOOR(([.E42]-[.K42])/[.N42];1)" office:value-type="float" office:value="12" calcext:value-type="float">
            <text:p>12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2]*24*60*60" office:value-type="float" office:value="41472000" calcext:value-type="float">
            <text:p>41472000</text:p>
          </table:table-cell>
          <table:table-cell table:style-name="ce140" table:formula="of:=([.E42]-[.K42])-([.O42]*[.N42])" office:value-type="float" office:value="240" calcext:value-type="float">
            <text:p>2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22" calcext:value-type="float">
            <text:p>922</text:p>
          </table:table-cell>
          <table:table-cell table:style-name="ce61" office:value-type="float" office:value="3000" calcext:value-type="float">
            <text:p>3,000</text:p>
          </table:table-cell>
          <table:table-cell table:style-name="ce71" table:formula="of:=[.E43]/[.$A$5]" office:value-type="percentage" office:value="0.0003" calcext:value-type="percentage">
            <text:p>0.03%</text:p>
          </table:table-cell>
          <table:table-cell table:style-name="ce79" office:value-type="string" calcext:value-type="string">
            <text:p>secret1duqps0fq32s2qwyqkxwguxvct6p7xyxy9lmyhg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3]*24*60*60" office:value-type="float" office:value="86400" calcext:value-type="float">
            <text:p>86400</text:p>
          </table:table-cell>
          <table:table-cell table:style-name="ce111" table:formula="of:=[.Q43]/[.M43]-IF([.K43]&gt;0;1;0)" office:value-type="float" office:value="480" calcext:value-type="float">
            <text:p>480</text:p>
          </table:table-cell>
          <table:table-cell table:style-name="ce111" table:formula="of:=COM.MICROSOFT.FLOOR(([.E43]-[.K43])/[.N43];1)" office:value-type="float" office:value="6" calcext:value-type="float">
            <text:p>6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3]*24*60*60" office:value-type="float" office:value="41472000" calcext:value-type="float">
            <text:p>41472000</text:p>
          </table:table-cell>
          <table:table-cell table:style-name="ce140" table:formula="of:=([.E43]-[.K43])-([.O43]*[.N43])" office:value-type="float" office:value="120" calcext:value-type="float">
            <text:p>1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23" calcext:value-type="float">
            <text:p>12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4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sf88zztle5x4hput84xcjr4ns74srengt3374s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4]*24*60*60" office:value-type="float" office:value="86400" calcext:value-type="float">
            <text:p>86400</text:p>
          </table:table-cell>
          <table:table-cell table:style-name="ce111" table:formula="of:=[.Q44]/[.M44]-IF([.K44]&gt;0;1;0)" office:value-type="float" office:value="480" calcext:value-type="float">
            <text:p>480</text:p>
          </table:table-cell>
          <table:table-cell table:style-name="ce111" table:formula="of:=COM.MICROSOFT.FLOOR(([.E44]-[.K44])/[.N44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4]*24*60*60" office:value-type="float" office:value="41472000" calcext:value-type="float">
            <text:p>41472000</text:p>
          </table:table-cell>
          <table:table-cell table:style-name="ce140" table:formula="of:=([.E44]-[.K44])-([.O44]*[.N4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15" calcext:value-type="float">
            <text:p>515</text:p>
          </table:table-cell>
          <table:table-cell table:style-name="ce61" office:value-type="float" office:value="12000" calcext:value-type="float">
            <text:p>12,000</text:p>
          </table:table-cell>
          <table:table-cell table:style-name="ce71" table:formula="of:=[.E45]/[.$A$5]" office:value-type="percentage" office:value="0.0012" calcext:value-type="percentage">
            <text:p>0.12%</text:p>
          </table:table-cell>
          <table:table-cell table:style-name="ce79" office:value-type="string" calcext:value-type="string">
            <text:p>secret1uhf5nlf66kw34h5uguefnzps6ld0zfs5vdde6m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5]*24*60*60" office:value-type="float" office:value="86400" calcext:value-type="float">
            <text:p>86400</text:p>
          </table:table-cell>
          <table:table-cell table:style-name="ce111" table:formula="of:=[.Q45]/[.M45]-IF([.K45]&gt;0;1;0)" office:value-type="float" office:value="480" calcext:value-type="float">
            <text:p>480</text:p>
          </table:table-cell>
          <table:table-cell table:style-name="ce111" table:formula="of:=COM.MICROSOFT.FLOOR(([.E45]-[.K45])/[.N45];1)" office:value-type="float" office:value="25" calcext:value-type="float">
            <text:p>25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5]*24*60*60" office:value-type="float" office:value="41472000" calcext:value-type="float">
            <text:p>41472000</text:p>
          </table:table-cell>
          <table:table-cell table:style-name="ce140" table:formula="of:=([.E45]-[.K45])-([.O45]*[.N45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74" calcext:value-type="float">
            <text:p>174</text:p>
          </table:table-cell>
          <table:table-cell table:style-name="ce61" office:value-type="float" office:value="4000" calcext:value-type="float">
            <text:p>4,000</text:p>
          </table:table-cell>
          <table:table-cell table:style-name="ce71" table:formula="of:=[.E46]/[.$A$5]" office:value-type="percentage" office:value="0.0004" calcext:value-type="percentage">
            <text:p>0.04%</text:p>
          </table:table-cell>
          <table:table-cell table:style-name="ce79" office:value-type="string" calcext:value-type="string">
            <text:p>secret1n5uqcc6lpakx8q89xa8mjhm8cj798vwvwvej32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6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6]*24*60*60" office:value-type="float" office:value="86400" calcext:value-type="float">
            <text:p>86400</text:p>
          </table:table-cell>
          <table:table-cell table:style-name="ce111" table:formula="of:=[.Q46]/[.M46]-IF([.K46]&gt;0;1;0)" office:value-type="float" office:value="480" calcext:value-type="float">
            <text:p>480</text:p>
          </table:table-cell>
          <table:table-cell table:style-name="ce111" table:formula="of:=COM.MICROSOFT.FLOOR(([.E46]-[.K46])/[.N46];1)" office:value-type="float" office:value="8" calcext:value-type="float">
            <text:p>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6]*24*60*60" office:value-type="float" office:value="41472000" calcext:value-type="float">
            <text:p>41472000</text:p>
          </table:table-cell>
          <table:table-cell table:style-name="ce140" table:formula="of:=([.E46]-[.K46])-([.O46]*[.N46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8" calcext:value-type="float">
            <text:p>368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1" table:formula="of:=[.E47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rvzsvd9m2ztlgw5vqv3zs58wc0a5gecpf92726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7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7]*24*60*60" office:value-type="float" office:value="86400" calcext:value-type="float">
            <text:p>86400</text:p>
          </table:table-cell>
          <table:table-cell table:style-name="ce111" table:formula="of:=[.Q47]/[.M47]-IF([.K47]&gt;0;1;0)" office:value-type="float" office:value="480" calcext:value-type="float">
            <text:p>480</text:p>
          </table:table-cell>
          <table:table-cell table:style-name="ce111" table:formula="of:=COM.MICROSOFT.FLOOR(([.E47]-[.K47])/[.N47];1)" office:value-type="float" office:value="83" calcext:value-type="float">
            <text:p>83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7]*24*60*60" office:value-type="float" office:value="41472000" calcext:value-type="float">
            <text:p>41472000</text:p>
          </table:table-cell>
          <table:table-cell table:style-name="ce140" table:formula="of:=([.E47]-[.K47])-([.O47]*[.N47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50" calcext:value-type="float">
            <text:p>650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1" table:formula="of:=[.E48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tw4eld6sg328tu7lz9f9jwdeewz9ekjpm7ljny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8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8]*24*60*60" office:value-type="float" office:value="86400" calcext:value-type="float">
            <text:p>86400</text:p>
          </table:table-cell>
          <table:table-cell table:style-name="ce111" table:formula="of:=[.Q48]/[.M48]-IF([.K48]&gt;0;1;0)" office:value-type="float" office:value="480" calcext:value-type="float">
            <text:p>480</text:p>
          </table:table-cell>
          <table:table-cell table:style-name="ce111" table:formula="of:=COM.MICROSOFT.FLOOR(([.E48]-[.K48])/[.N48];1)" office:value-type="float" office:value="41" calcext:value-type="float">
            <text:p>41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8]*24*60*60" office:value-type="float" office:value="41472000" calcext:value-type="float">
            <text:p>41472000</text:p>
          </table:table-cell>
          <table:table-cell table:style-name="ce140" table:formula="of:=([.E48]-[.K48])-([.O48]*[.N4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173" calcext:value-type="float">
            <text:p>173</text:p>
          </table:table-cell>
          <table:table-cell table:style-name="ce62" office:value-type="float" office:value="85714" calcext:value-type="float">
            <text:p>85,714</text:p>
          </table:table-cell>
          <table:table-cell table:style-name="ce71" table:formula="of:=[.E49]/[.$A$5]" office:value-type="percentage" office:value="0.0085714" calcext:value-type="percentage">
            <text:p>0.86%</text:p>
          </table:table-cell>
          <table:table-cell table:style-name="ce80" office:value-type="string" calcext:value-type="string">
            <text:p>secret1f7grq9rvn7tkdnggzfeyrkcgzyvhnnj0s479vh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49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49]*24*60*60" office:value-type="float" office:value="86400" calcext:value-type="float">
            <text:p>86400</text:p>
          </table:table-cell>
          <table:table-cell table:style-name="ce111" table:formula="of:=[.Q49]/[.M49]-IF([.K49]&gt;0;1;0)" office:value-type="float" office:value="480" calcext:value-type="float">
            <text:p>480</text:p>
          </table:table-cell>
          <table:table-cell table:style-name="ce111" table:formula="of:=COM.MICROSOFT.FLOOR(([.E49]-[.K49])/[.N49];1)" office:value-type="float" office:value="178" calcext:value-type="float">
            <text:p>17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49]*24*60*60" office:value-type="float" office:value="41472000" calcext:value-type="float">
            <text:p>41472000</text:p>
          </table:table-cell>
          <table:table-cell table:style-name="ce140" table:formula="of:=([.E49]-[.K49])-([.O49]*[.N49])" office:value-type="float" office:value="274" calcext:value-type="float">
            <text:p>274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80" calcext:value-type="float">
            <text:p>80</text:p>
          </table:table-cell>
          <table:table-cell table:style-name="ce62" office:value-type="float" office:value="114285" calcext:value-type="float">
            <text:p>114,285</text:p>
          </table:table-cell>
          <table:table-cell table:style-name="ce71" table:formula="of:=[.E50]/[.$A$5]" office:value-type="percentage" office:value="0.0114285" calcext:value-type="percentage">
            <text:p>1.14%</text:p>
          </table:table-cell>
          <table:table-cell table:style-name="ce80" office:value-type="string" calcext:value-type="string">
            <text:p>secret1w08njtv0w2g269ar9hr4uayvhdvss3ch353fjq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0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0]*24*60*60" office:value-type="float" office:value="86400" calcext:value-type="float">
            <text:p>86400</text:p>
          </table:table-cell>
          <table:table-cell table:style-name="ce111" table:formula="of:=[.Q50]/[.M50]-IF([.K50]&gt;0;1;0)" office:value-type="float" office:value="480" calcext:value-type="float">
            <text:p>480</text:p>
          </table:table-cell>
          <table:table-cell table:style-name="ce111" table:formula="of:=COM.MICROSOFT.FLOOR(([.E50]-[.K50])/[.N50];1)" office:value-type="float" office:value="238" calcext:value-type="float">
            <text:p>23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0]*24*60*60" office:value-type="float" office:value="41472000" calcext:value-type="float">
            <text:p>41472000</text:p>
          </table:table-cell>
          <table:table-cell table:style-name="ce140" table:formula="of:=([.E50]-[.K50])-([.O50]*[.N50])" office:value-type="float" office:value="45" calcext:value-type="float">
            <text:p>45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388" calcext:value-type="float">
            <text:p>388</text:p>
          </table:table-cell>
          <table:table-cell table:style-name="ce62" office:value-type="float" office:value="41666" calcext:value-type="float">
            <text:p>41,666</text:p>
          </table:table-cell>
          <table:table-cell table:style-name="ce71" table:formula="of:=[.E51]/[.$A$5]" office:value-type="percentage" office:value="0.0041666" calcext:value-type="percentage">
            <text:p>0.42%</text:p>
          </table:table-cell>
          <table:table-cell table:style-name="ce80" office:value-type="string" calcext:value-type="string">
            <text:p>secret1tpqxyxhfg9ay5ce25mq2l3atwywgc7jmrelhys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1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1]*24*60*60" office:value-type="float" office:value="86400" calcext:value-type="float">
            <text:p>86400</text:p>
          </table:table-cell>
          <table:table-cell table:style-name="ce111" table:formula="of:=[.Q51]/[.M51]-IF([.K51]&gt;0;1;0)" office:value-type="float" office:value="480" calcext:value-type="float">
            <text:p>480</text:p>
          </table:table-cell>
          <table:table-cell table:style-name="ce111" table:formula="of:=COM.MICROSOFT.FLOOR(([.E51]-[.K51])/[.N51];1)" office:value-type="float" office:value="86" calcext:value-type="float">
            <text:p>86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1]*24*60*60" office:value-type="float" office:value="41472000" calcext:value-type="float">
            <text:p>41472000</text:p>
          </table:table-cell>
          <table:table-cell table:style-name="ce140" table:formula="of:=([.E51]-[.K51])-([.O51]*[.N51])" office:value-type="float" office:value="386" calcext:value-type="float">
            <text:p>386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317" calcext:value-type="float">
            <text:p>317</text:p>
          </table:table-cell>
          <table:table-cell table:style-name="ce62" office:value-type="float" office:value="5000" calcext:value-type="float">
            <text:p>5,000</text:p>
          </table:table-cell>
          <table:table-cell table:style-name="ce71" table:formula="of:=[.E52]/[.$A$5]" office:value-type="percentage" office:value="0.0005" calcext:value-type="percentage">
            <text:p>0.05%</text:p>
          </table:table-cell>
          <table:table-cell table:style-name="ce81" office:value-type="string" calcext:value-type="string">
            <text:p>secret1gnhtrxv7wujh7lvdl7dunnxj2hsfa3nqty5q2e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2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2]*24*60*60" office:value-type="float" office:value="86400" calcext:value-type="float">
            <text:p>86400</text:p>
          </table:table-cell>
          <table:table-cell table:style-name="ce111" table:formula="of:=[.Q52]/[.M52]-IF([.K52]&gt;0;1;0)" office:value-type="float" office:value="480" calcext:value-type="float">
            <text:p>480</text:p>
          </table:table-cell>
          <table:table-cell table:style-name="ce111" table:formula="of:=COM.MICROSOFT.FLOOR(([.E52]-[.K52])/[.N52];1)" office:value-type="float" office:value="10" calcext:value-type="float">
            <text:p>1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2]*24*60*60" office:value-type="float" office:value="41472000" calcext:value-type="float">
            <text:p>41472000</text:p>
          </table:table-cell>
          <table:table-cell table:style-name="ce140" table:formula="of:=([.E52]-[.K52])-([.O52]*[.N52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286" calcext:value-type="float">
            <text:p>286</text:p>
          </table:table-cell>
          <table:table-cell table:style-name="ce62" office:value-type="float" office:value="10000" calcext:value-type="float">
            <text:p>10,000</text:p>
          </table:table-cell>
          <table:table-cell table:style-name="ce71" table:formula="of:=[.E53]/[.$A$5]" office:value-type="percentage" office:value="0.001" calcext:value-type="percentage">
            <text:p>0.10%</text:p>
          </table:table-cell>
          <table:table-cell table:style-name="ce81" office:value-type="string" calcext:value-type="string">
            <text:p>secret1mlu6zevn6kjkxc77fx229taknxegtwu9smrute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3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3]*24*60*60" office:value-type="float" office:value="86400" calcext:value-type="float">
            <text:p>86400</text:p>
          </table:table-cell>
          <table:table-cell table:style-name="ce111" table:formula="of:=[.Q53]/[.M53]-IF([.K53]&gt;0;1;0)" office:value-type="float" office:value="480" calcext:value-type="float">
            <text:p>480</text:p>
          </table:table-cell>
          <table:table-cell table:style-name="ce111" table:formula="of:=COM.MICROSOFT.FLOOR(([.E53]-[.K53])/[.N53];1)" office:value-type="float" office:value="20" calcext:value-type="float">
            <text:p>20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3]*24*60*60" office:value-type="float" office:value="41472000" calcext:value-type="float">
            <text:p>41472000</text:p>
          </table:table-cell>
          <table:table-cell table:style-name="ce140" table:formula="of:=([.E53]-[.K53])-([.O53]*[.N5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string" calcext:value-type="string">
            <text:p>KOL1</text:p>
          </table:table-cell>
          <table:table-cell table:style-name="ce62" office:value-type="float" office:value="4000" calcext:value-type="float">
            <text:p>4,000</text:p>
          </table:table-cell>
          <table:table-cell table:style-name="ce71" table:formula="of:=[.E54]/[.$A$5]" office:value-type="percentage" office:value="0.0004" calcext:value-type="percentage">
            <text:p>0.04%</text:p>
          </table:table-cell>
          <table:table-cell table:style-name="ce81" office:value-type="string" calcext:value-type="string">
            <text:p>secret1mkkgwzvvtjltl70amuuycml4647lux449p9fvu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4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4]*24*60*60" office:value-type="float" office:value="86400" calcext:value-type="float">
            <text:p>86400</text:p>
          </table:table-cell>
          <table:table-cell table:style-name="ce111" table:formula="of:=[.Q54]/[.M54]-IF([.K54]&gt;0;1;0)" office:value-type="float" office:value="480" calcext:value-type="float">
            <text:p>480</text:p>
          </table:table-cell>
          <table:table-cell table:style-name="ce111" table:formula="of:=COM.MICROSOFT.FLOOR(([.E54]-[.K54])/[.N54];1)" office:value-type="float" office:value="8" calcext:value-type="float">
            <text:p>8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4]*24*60*60" office:value-type="float" office:value="41472000" calcext:value-type="float">
            <text:p>41472000</text:p>
          </table:table-cell>
          <table:table-cell table:style-name="ce140" table:formula="of:=([.E54]-[.K54])-([.O54]*[.N54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string" calcext:value-type="string">
            <text:p>MCE</text:p>
          </table:table-cell>
          <table:table-cell table:style-name="ce61" office:value-type="float" office:value="95000" calcext:value-type="float">
            <text:p>95,000</text:p>
          </table:table-cell>
          <table:table-cell table:style-name="ce71" table:formula="of:=[.E55]/[.$A$5]" office:value-type="percentage" office:value="0.0095" calcext:value-type="percentage">
            <text:p>0.95%</text:p>
          </table:table-cell>
          <table:table-cell table:style-name="ce82" office:value-type="string" calcext:value-type="string">
            <text:p>secret1ced7z8uhz3vdj4vpp7fkc7pgmvz556csdaa0kk</text:p>
          </table:table-cell>
          <table:table-cell table:style-name="ce90" table:formula="of:=3*30" office:value-type="float" office:value="90" calcext:value-type="float">
            <text:p>90</text:p>
          </table:table-cell>
          <table:table-cell table:style-name="ce96" table:formula="of:=[.H55]*24*60*60" office:value-type="float" office:value="7776000" calcext:value-type="float">
            <text:p>7776000</text:p>
          </table:table-cell>
          <table:table-cell table:style-name="ce103" office:value-type="percentage" office:value="0" calcext:value-type="percentage">
            <text:p>0.00%</text:p>
          </table:table-cell>
          <table:table-cell table:style-name="ce111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6" table:formula="of:=[.L55]*24*60*60" office:value-type="float" office:value="86400" calcext:value-type="float">
            <text:p>86400</text:p>
          </table:table-cell>
          <table:table-cell table:style-name="ce111" table:formula="of:=[.Q55]/[.M55]-IF([.K55]&gt;0;1;0)" office:value-type="float" office:value="480" calcext:value-type="float">
            <text:p>480</text:p>
          </table:table-cell>
          <table:table-cell table:style-name="ce111" table:formula="of:=COM.MICROSOFT.FLOOR(([.E55]-[.K55])/[.N55];1)" office:value-type="float" office:value="197" calcext:value-type="float">
            <text:p>197</text:p>
          </table:table-cell>
          <table:table-cell table:style-name="ce90" table:formula="of:=16*30" office:value-type="float" office:value="480" calcext:value-type="float">
            <text:p>480</text:p>
          </table:table-cell>
          <table:table-cell table:style-name="ce96" table:formula="of:=[.P55]*24*60*60" office:value-type="float" office:value="41472000" calcext:value-type="float">
            <text:p>41472000</text:p>
          </table:table-cell>
          <table:table-cell table:style-name="ce140" table:formula="of:=([.E55]-[.K55])-([.O55]*[.N55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Public Sale</text:p>
          </table:table-cell>
          <table:table-cell table:style-name="ce36" table:formula="of:=SUM([.E59])" office:value-type="float" office:value="200000" calcext:value-type="float">
            <text:p>200,000</text:p>
          </table:table-cell>
          <table:table-cell table:style-name="ce50"/>
          <table:table-cell table:style-name="ce64"/>
          <table:table-cell table:style-name="ce72" table:formula="of:=[.C58]/[.$A$5]" office:value-type="percentage" office:value="0.02" calcext:value-type="percentage">
            <text:p>2.0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1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1" office:value-type="string" calcext:value-type="string">
            <text:p>PublicSale</text:p>
          </table:table-cell>
          <table:table-cell table:style-name="ce65" office:value-type="float" office:value="200000" calcext:value-type="float">
            <text:p>200,000</text:p>
          </table:table-cell>
          <table:table-cell table:style-name="ce73" table:formula="of:=[.E59]/[.$A$5]" office:value-type="percentage" office:value="0.02" calcext:value-type="percentage">
            <text:p>2.00%</text:p>
          </table:table-cell>
          <table:table-cell table:style-name="ce82" office:value-type="string" calcext:value-type="string">
            <text:p>secret1l9gwwsde2sd02z4jld649qqrp728wvxyerw046</text:p>
          </table:table-cell>
          <table:table-cell table:style-name="ce92" office:value-type="float" office:value="0" calcext:value-type="float">
            <text:p>0</text:p>
          </table:table-cell>
          <table:table-cell table:style-name="ce97" table:formula="of:=[.H59]*24*60*60" office:value-type="float" office:value="0" calcext:value-type="float">
            <text:p>0</text:p>
          </table:table-cell>
          <table:table-cell table:style-name="ce106" office:value-type="percentage" office:value="1" calcext:value-type="percentage">
            <text:p>100.00%</text:p>
          </table:table-cell>
          <table:table-cell table:style-name="ce112" table:formula="of:=[.J59]*[.E59]" office:value-type="float" office:value="200000" calcext:value-type="float">
            <text:p>200000</text:p>
          </table:table-cell>
          <table:table-cell table:style-name="ce115" office:value-type="float" office:value="0" calcext:value-type="float">
            <text:p>0</text:p>
          </table:table-cell>
          <table:table-cell table:style-name="ce97" table:formula="of:=[.L59]*24*60*60" office:value-type="float" office:value="0" calcext:value-type="float">
            <text:p>0</text:p>
          </table:table-cell>
          <table:table-cell table:style-name="ce119"/>
          <table:table-cell table:style-name="ce123"/>
          <table:table-cell table:style-name="ce127"/>
          <table:table-cell table:style-name="ce134"/>
          <table:table-cell table:style-name="ce142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6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 office:value-type="string" calcext:value-type="string">
            <text:p>Founders</text:p>
          </table:table-cell>
          <table:table-cell table:style-name="ce36" table:formula="of:=SUM([.E62:.E68])" office:value-type="float" office:value="2415000" calcext:value-type="float">
            <text:p>2,415,000</text:p>
          </table:table-cell>
          <table:table-cell table:style-name="ce48"/>
          <table:table-cell table:style-name="ce62"/>
          <table:table-cell table:style-name="ce72" table:formula="of:=[.C61]/[.$A$5]" office:value-type="percentage" office:value="0.2415" calcext:value-type="percentage">
            <text:p>24.15%</text:p>
          </table:table-cell>
          <table:table-cell table:style-name="ce82"/>
          <table:table-cell table:style-name="ce93"/>
          <table:table-cell table:style-name="ce98"/>
          <table:table-cell table:style-name="ce107"/>
          <table:table-cell table:style-name="ce113"/>
          <table:table-cell table:style-name="ce93"/>
          <table:table-cell table:style-name="ce98"/>
          <table:table-cell table:style-name="ce113" table:number-columns-repeated="2"/>
          <table:table-cell table:style-name="ce93"/>
          <table:table-cell table:style-name="ce98"/>
          <table:table-cell table:style-name="ce143"/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Founder1</text:p>
          </table:table-cell>
          <table:table-cell table:style-name="ce65" office:value-type="float" office:value="790000" calcext:value-type="float">
            <text:p>790,000</text:p>
          </table:table-cell>
          <table:table-cell table:style-name="ce73" table:formula="of:=[.E62]/[.$A$5]" office:value-type="percentage" office:value="0.079" calcext:value-type="percentage">
            <text:p>7.90%</text:p>
          </table:table-cell>
          <table:table-cell table:style-name="ce82" office:value-type="string" calcext:value-type="string">
            <text:p>secret1qle5j097j99mn7xjpmdagsdd77zkz37ve7ww6g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2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2]*[.E62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2]*24*60*60" office:value-type="float" office:value="86400" calcext:value-type="float">
            <text:p>86400</text:p>
          </table:table-cell>
          <table:table-cell table:style-name="ce120" table:formula="of:=[.Q62]/[.M62]-IF([.K62]&gt;0;1;0)" office:value-type="float" office:value="600" calcext:value-type="float">
            <text:p>600</text:p>
          </table:table-cell>
          <table:table-cell table:style-name="ce124" table:formula="of:=COM.MICROSOFT.FLOOR(([.E62]-[.K62])/[.N62];1)" office:value-type="float" office:value="1316" calcext:value-type="float">
            <text:p>1316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2]*24*60*60" office:value-type="float" office:value="51840000" calcext:value-type="float">
            <text:p>51840000</text:p>
          </table:table-cell>
          <table:table-cell table:style-name="ce144" table:formula="of:=([.E62]-[.K62])-([.O62]*[.N62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Founder2</text:p>
          </table:table-cell>
          <table:table-cell table:style-name="ce65" office:value-type="float" office:value="790000" calcext:value-type="float">
            <text:p>790,000</text:p>
          </table:table-cell>
          <table:table-cell table:style-name="ce73" table:formula="of:=[.E63]/[.$A$5]" office:value-type="percentage" office:value="0.079" calcext:value-type="percentage">
            <text:p>7.90%</text:p>
          </table:table-cell>
          <table:table-cell table:style-name="ce83" office:value-type="string" calcext:value-type="string">
            <text:p>secret1ua8grtkqhezr2dad2vszqr9tqrlxftjlc8j70g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3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3]*[.E63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3]*24*60*60" office:value-type="float" office:value="86400" calcext:value-type="float">
            <text:p>86400</text:p>
          </table:table-cell>
          <table:table-cell table:style-name="ce120" table:formula="of:=[.Q63]/[.M63]-IF([.K63]&gt;0;1;0)" office:value-type="float" office:value="600" calcext:value-type="float">
            <text:p>600</text:p>
          </table:table-cell>
          <table:table-cell table:style-name="ce124" table:formula="of:=COM.MICROSOFT.FLOOR(([.E63]-[.K63])/[.N63];1)" office:value-type="float" office:value="1316" calcext:value-type="float">
            <text:p>1316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3]*24*60*60" office:value-type="float" office:value="51840000" calcext:value-type="float">
            <text:p>51840000</text:p>
          </table:table-cell>
          <table:table-cell table:style-name="ce144" table:formula="of:=([.E63]-[.K63])-([.O63]*[.N6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Founder3</text:p>
          </table:table-cell>
          <table:table-cell table:style-name="ce65" office:value-type="float" office:value="721000" calcext:value-type="float">
            <text:p>721,000</text:p>
          </table:table-cell>
          <table:table-cell table:style-name="ce73" table:formula="of:=[.E64]/[.$A$5]" office:value-type="percentage" office:value="0.0721" calcext:value-type="percentage">
            <text:p>7.21%</text:p>
          </table:table-cell>
          <table:table-cell table:style-name="ce83" office:value-type="string" calcext:value-type="string">
            <text:p>secret17spd7qpjeje43q84kg507qtdafghj2mpq5j8xt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4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4]*[.E64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4]*24*60*60" office:value-type="float" office:value="86400" calcext:value-type="float">
            <text:p>86400</text:p>
          </table:table-cell>
          <table:table-cell table:style-name="ce120" table:formula="of:=[.Q64]/[.M64]-IF([.K64]&gt;0;1;0)" office:value-type="float" office:value="600" calcext:value-type="float">
            <text:p>600</text:p>
          </table:table-cell>
          <table:table-cell table:style-name="ce124" table:formula="of:=COM.MICROSOFT.FLOOR(([.E64]-[.K64])/[.N64];1)" office:value-type="float" office:value="1201" calcext:value-type="float">
            <text:p>1201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4]*24*60*60" office:value-type="float" office:value="51840000" calcext:value-type="float">
            <text:p>51840000</text:p>
          </table:table-cell>
          <table:table-cell table:style-name="ce144" table:formula="of:=([.E64]-[.K64])-([.O64]*[.N64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4</text:p>
          </table:table-cell>
          <table:table-cell table:style-name="ce65" office:value-type="float" office:value="69000" calcext:value-type="float">
            <text:p>69,000</text:p>
          </table:table-cell>
          <table:table-cell table:style-name="ce73" table:formula="of:=[.E65]/[.$A$5]" office:value-type="percentage" office:value="0.0069" calcext:value-type="percentage">
            <text:p>0.69%</text:p>
          </table:table-cell>
          <table:table-cell table:style-name="ce83" office:value-type="string" calcext:value-type="string">
            <text:p>secret1dsr05gju4xwn7n2mg2a0520khyuy40tn6r7kya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5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5]*[.E65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5]*24*60*60" office:value-type="float" office:value="86400" calcext:value-type="float">
            <text:p>86400</text:p>
          </table:table-cell>
          <table:table-cell table:style-name="ce120" table:formula="of:=[.Q65]/[.M65]-IF([.K65]&gt;0;1;0)" office:value-type="float" office:value="600" calcext:value-type="float">
            <text:p>600</text:p>
          </table:table-cell>
          <table:table-cell table:style-name="ce124" table:formula="of:=COM.MICROSOFT.FLOOR(([.E65]-[.K65])/[.N65];1)" office:value-type="float" office:value="115" calcext:value-type="float">
            <text:p>11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5]*24*60*60" office:value-type="float" office:value="51840000" calcext:value-type="float">
            <text:p>51840000</text:p>
          </table:table-cell>
          <table:table-cell table:style-name="ce144" table:formula="of:=([.E65]-[.K65])-([.O65]*[.N65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5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6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lvyxyuse0wp4wg4msh0s0ra9mul6m3f7js0dcn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6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6]*[.E66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6]*24*60*60" office:value-type="float" office:value="86400" calcext:value-type="float">
            <text:p>86400</text:p>
          </table:table-cell>
          <table:table-cell table:style-name="ce120" table:formula="of:=[.Q66]/[.M66]-IF([.K66]&gt;0;1;0)" office:value-type="float" office:value="600" calcext:value-type="float">
            <text:p>600</text:p>
          </table:table-cell>
          <table:table-cell table:style-name="ce124" table:formula="of:=COM.MICROSOFT.FLOOR(([.E66]-[.K66])/[.N66];1)" office:value-type="float" office:value="25" calcext:value-type="float">
            <text:p>2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6]*24*60*60" office:value-type="float" office:value="51840000" calcext:value-type="float">
            <text:p>51840000</text:p>
          </table:table-cell>
          <table:table-cell table:style-name="ce144" table:formula="of:=([.E66]-[.K66])-([.O66]*[.N66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6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7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yafvhyqmqz6dux07jgfw3mwwxf47r9gvj8glrp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7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7]*[.E67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7]*24*60*60" office:value-type="float" office:value="86400" calcext:value-type="float">
            <text:p>86400</text:p>
          </table:table-cell>
          <table:table-cell table:style-name="ce120" table:formula="of:=[.Q67]/[.M67]-IF([.K67]&gt;0;1;0)" office:value-type="float" office:value="600" calcext:value-type="float">
            <text:p>600</text:p>
          </table:table-cell>
          <table:table-cell table:style-name="ce124" table:formula="of:=COM.MICROSOFT.FLOOR(([.E67]-[.K67])/[.N67];1)" office:value-type="float" office:value="25" calcext:value-type="float">
            <text:p>2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7]*24*60*60" office:value-type="float" office:value="51840000" calcext:value-type="float">
            <text:p>51840000</text:p>
          </table:table-cell>
          <table:table-cell table:style-name="ce144" table:formula="of:=([.E67]-[.K67])-([.O67]*[.N67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Founder7</text:p>
          </table:table-cell>
          <table:table-cell table:style-name="ce65" office:value-type="float" office:value="15000" calcext:value-type="float">
            <text:p>15,000</text:p>
          </table:table-cell>
          <table:table-cell table:style-name="ce73" table:formula="of:=[.E68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h7sp840n0zq2ewpe4ucys60hjs67dwm8xwcljq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68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68]*[.E68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68]*24*60*60" office:value-type="float" office:value="86400" calcext:value-type="float">
            <text:p>86400</text:p>
          </table:table-cell>
          <table:table-cell table:style-name="ce120" table:formula="of:=[.Q68]/[.M68]-IF([.K68]&gt;0;1;0)" office:value-type="float" office:value="600" calcext:value-type="float">
            <text:p>600</text:p>
          </table:table-cell>
          <table:table-cell table:style-name="ce124" table:formula="of:=COM.MICROSOFT.FLOOR(([.E68]-[.K68])/[.N68];1)" office:value-type="float" office:value="25" calcext:value-type="float">
            <text:p>25</text:p>
          </table:table-cell>
          <table:table-cell table:style-name="ce127" office:value-type="float" office:value="600" calcext:value-type="float">
            <text:p>600</text:p>
          </table:table-cell>
          <table:table-cell table:style-name="ce135" table:formula="of:=[.P68]*24*60*60" office:value-type="float" office:value="51840000" calcext:value-type="float">
            <text:p>51840000</text:p>
          </table:table-cell>
          <table:table-cell table:style-name="ce144" table:formula="of:=([.E68]-[.K68])-([.O68]*[.N68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DevFund</text:p>
          </table:table-cell>
          <table:table-cell table:style-name="ce36" table:formula="of:=SUM([.E71])" office:value-type="float" office:value="1300000" calcext:value-type="float">
            <text:p>1,300,000</text:p>
          </table:table-cell>
          <table:table-cell table:style-name="ce50"/>
          <table:table-cell table:style-name="ce64"/>
          <table:table-cell table:style-name="ce72" table:formula="of:=[.C70]/[.$A$5]" office:value-type="percentage" office:value="0.13" calcext:value-type="percentage">
            <text:p>13.0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1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2"/>
          <table:table-cell table:style-name="ce37" office:value-type="string" calcext:value-type="string">
            <text:p>➥</text:p>
          </table:table-cell>
          <table:table-cell table:style-name="ce52" office:value-type="string" calcext:value-type="string">
            <text:p>DevN</text:p>
          </table:table-cell>
          <table:table-cell table:style-name="ce65" office:value-type="float" office:value="1300000" calcext:value-type="float">
            <text:p>1,300,000</text:p>
          </table:table-cell>
          <table:table-cell table:style-name="ce73" table:formula="of:=[.E71]/[.$A$5]" office:value-type="percentage" office:value="0.13" calcext:value-type="percentage">
            <text:p>13.00%</text:p>
          </table:table-cell>
          <table:table-cell table:style-name="ce82" office:value-type="string" calcext:value-type="string">
            <text:p>secret16avgwk5rqnlw6nsnw0mn2auw3xxjfhhewhdus0</text:p>
          </table:table-cell>
          <table:table-cell table:style-name="ce92" office:value-type="float" office:value="365" calcext:value-type="float">
            <text:p>365</text:p>
          </table:table-cell>
          <table:table-cell table:style-name="ce97" table:formula="of:=[.H71]*24*60*60" office:value-type="float" office:value="31536000" calcext:value-type="float">
            <text:p>31536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116" office:value-type="float" office:value="30" calcext:value-type="float">
            <text:p>30</text:p>
          </table:table-cell>
          <table:table-cell table:style-name="ce97" table:formula="of:=[.L71]*24*60*60" office:value-type="float" office:value="2592000" calcext:value-type="float">
            <text:p>2592000</text:p>
          </table:table-cell>
          <table:table-cell table:style-name="ce120" table:formula="of:=[.Q71]/[.M71]-IF([.K71]&gt;0;1;0)" office:value-type="float" office:value="24" calcext:value-type="float">
            <text:p>24</text:p>
          </table:table-cell>
          <table:table-cell table:style-name="ce124" table:formula="of:=COM.MICROSOFT.FLOOR(([.E71]-[.K71])/[.N71];1)" office:value-type="float" office:value="54166" calcext:value-type="float">
            <text:p>54166</text:p>
          </table:table-cell>
          <table:table-cell table:style-name="ce127" table:formula="of:=24*30" office:value-type="float" office:value="720" calcext:value-type="float">
            <text:p>720</text:p>
          </table:table-cell>
          <table:table-cell table:style-name="ce135" table:formula="of:=[.P71]*24*60*60" office:value-type="float" office:value="62208000" calcext:value-type="float">
            <text:p>62208000</text:p>
          </table:table-cell>
          <table:table-cell table:style-name="ce144" table:formula="of:=([.E71]-[.K71])-([.O71]*[.N71])" office:value-type="float" office:value="16" calcext:value-type="float">
            <text:p>16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Advisors</text:p>
          </table:table-cell>
          <table:table-cell table:style-name="ce36" table:formula="of:=SUM([.E74:.E78])" office:value-type="float" office:value="190000" calcext:value-type="float">
            <text:p>190,000</text:p>
          </table:table-cell>
          <table:table-cell table:style-name="ce53"/>
          <table:table-cell table:style-name="ce64"/>
          <table:table-cell table:style-name="ce72" table:formula="of:=[.C73]/[.$A$5]" office:value-type="percentage" office:value="0.019" calcext:value-type="percentage">
            <text:p>1.9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5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Advisor1</text:p>
          </table:table-cell>
          <table:table-cell table:style-name="ce65" office:value-type="float" office:value="50000" calcext:value-type="float">
            <text:p>50,000</text:p>
          </table:table-cell>
          <table:table-cell table:style-name="ce73" table:formula="of:=[.E74]/[.$A$5]" office:value-type="percentage" office:value="0.005" calcext:value-type="percentage">
            <text:p>0.50%</text:p>
          </table:table-cell>
          <table:table-cell table:style-name="ce85" office:value-type="string" calcext:value-type="string">
            <text:p>secret1k6gkldusp2dawnfnrrxjjc9x3d7cynush7gutv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74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74]*[.E74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74]*24*60*60" office:value-type="float" office:value="86400" calcext:value-type="float">
            <text:p>86400</text:p>
          </table:table-cell>
          <table:table-cell table:style-name="ce120" table:formula="of:=[.Q74]/[.M74]-IF([.K74]&gt;0;1;0)" office:value-type="float" office:value="480" calcext:value-type="float">
            <text:p>480</text:p>
          </table:table-cell>
          <table:table-cell table:style-name="ce124" table:formula="of:=COM.MICROSOFT.FLOOR(([.E74]-[.K74])/[.N74];1)" office:value-type="float" office:value="104" calcext:value-type="float">
            <text:p>104</text:p>
          </table:table-cell>
          <table:table-cell table:style-name="ce127" table:formula="of:=16*30" office:value-type="float" office:value="480" calcext:value-type="float">
            <text:p>480</text:p>
          </table:table-cell>
          <table:table-cell table:style-name="ce135" table:formula="of:=[.P74]*24*60*60" office:value-type="float" office:value="41472000" calcext:value-type="float">
            <text:p>41472000</text:p>
          </table:table-cell>
          <table:table-cell table:style-name="ce144" table:formula="of:=([.E74]-[.K74])-([.O74]*[.N7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Advisor2</text:p>
          </table:table-cell>
          <table:table-cell table:style-name="ce65" office:value-type="float" office:value="50000" calcext:value-type="float">
            <text:p>50,000</text:p>
          </table:table-cell>
          <table:table-cell table:style-name="ce73" table:formula="of:=[.E75]/[.$A$5]" office:value-type="percentage" office:value="0.005" calcext:value-type="percentage">
            <text:p>0.50%</text:p>
          </table:table-cell>
          <table:table-cell table:style-name="ce85" office:value-type="string" calcext:value-type="string">
            <text:p>secret1uccknd9jmfufujlgzg9ce9r0gqlyjvjekpxuvc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75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75]*[.E75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75]*24*60*60" office:value-type="float" office:value="86400" calcext:value-type="float">
            <text:p>86400</text:p>
          </table:table-cell>
          <table:table-cell table:style-name="ce120" table:formula="of:=[.Q75]/[.M75]-IF([.K75]&gt;0;1;0)" office:value-type="float" office:value="480" calcext:value-type="float">
            <text:p>480</text:p>
          </table:table-cell>
          <table:table-cell table:style-name="ce124" table:formula="of:=COM.MICROSOFT.FLOOR(([.E75]-[.K75])/[.N75];1)" office:value-type="float" office:value="104" calcext:value-type="float">
            <text:p>104</text:p>
          </table:table-cell>
          <table:table-cell table:style-name="ce127" table:formula="of:=16*30" office:value-type="float" office:value="480" calcext:value-type="float">
            <text:p>480</text:p>
          </table:table-cell>
          <table:table-cell table:style-name="ce135" table:formula="of:=[.P75]*24*60*60" office:value-type="float" office:value="41472000" calcext:value-type="float">
            <text:p>41472000</text:p>
          </table:table-cell>
          <table:table-cell table:style-name="ce144" table:formula="of:=([.E75]-[.K75])-([.O75]*[.N75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52" office:value-type="string" calcext:value-type="string">
            <text:p>Advisor3</text:p>
          </table:table-cell>
          <table:table-cell table:style-name="ce65" office:value-type="float" office:value="10000" calcext:value-type="float">
            <text:p>10,000</text:p>
          </table:table-cell>
          <table:table-cell table:style-name="ce73" table:formula="of:=[.E76]/[.$A$5]" office:value-type="percentage" office:value="0.001" calcext:value-type="percentage">
            <text:p>0.10%</text:p>
          </table:table-cell>
          <table:table-cell table:style-name="ce84" office:value-type="string" calcext:value-type="string">
            <text:p>secret1rj5hqd8n75yldu0dtp4u4kwepmh00q6392qwpq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7" table:formula="of:=[.H76]*24*60*60" office:value-type="float" office:value="15552000" calcext:value-type="float">
            <text:p>1555200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112" table:formula="of:=[.J76]*[.E76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76]*24*60*60" office:value-type="float" office:value="86400" calcext:value-type="float">
            <text:p>86400</text:p>
          </table:table-cell>
          <table:table-cell table:style-name="ce120" table:formula="of:=[.Q76]/[.M76]-IF([.K76]&gt;0;1;0)" office:value-type="float" office:value="480" calcext:value-type="float">
            <text:p>480</text:p>
          </table:table-cell>
          <table:table-cell table:style-name="ce124" table:formula="of:=COM.MICROSOFT.FLOOR(([.E76]-[.K76])/[.N76];1)" office:value-type="float" office:value="20" calcext:value-type="float">
            <text:p>20</text:p>
          </table:table-cell>
          <table:table-cell table:style-name="ce127" table:formula="of:=16*30" office:value-type="float" office:value="480" calcext:value-type="float">
            <text:p>480</text:p>
          </table:table-cell>
          <table:table-cell table:style-name="ce135" table:formula="of:=[.P76]*24*60*60" office:value-type="float" office:value="41472000" calcext:value-type="float">
            <text:p>41472000</text:p>
          </table:table-cell>
          <table:table-cell table:style-name="ce144" table:formula="of:=([.E76]-[.K76])-([.O76]*[.N76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5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4</text:p>
          </table:table-cell>
          <table:table-cell table:style-name="ce66" office:value-type="float" office:value="5000" calcext:value-type="float">
            <text:p>5,000</text:p>
          </table:table-cell>
          <table:table-cell table:style-name="ce74" table:formula="of:=[.E77]/[.$A$5]" office:value-type="percentage" office:value="0.0005" calcext:value-type="percentage">
            <text:p>0.05%</text:p>
          </table:table-cell>
          <table:table-cell table:style-name="ce84" office:value-type="string" calcext:value-type="string">
            <text:p>secret12hzulrk78eddu5ugg7cj4nmrq5saq6nelmnzjr</text:p>
          </table:table-cell>
          <table:table-cell table:style-name="ce94" table:formula="of:=6*30" office:value-type="float" office:value="180" calcext:value-type="float">
            <text:p>180</text:p>
          </table:table-cell>
          <table:table-cell table:style-name="ce99" table:formula="of:=[.H77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4" table:formula="of:=[.J77]*[.E77]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9" table:formula="of:=[.L77]*24*60*60" office:value-type="float" office:value="86400" calcext:value-type="float">
            <text:p>86400</text:p>
          </table:table-cell>
          <table:table-cell table:style-name="ce121" table:formula="of:=[.Q77]/[.M77]-IF([.K77]&gt;0;1;0)" office:value-type="float" office:value="480" calcext:value-type="float">
            <text:p>480</text:p>
          </table:table-cell>
          <table:table-cell table:style-name="ce125" table:formula="of:=COM.MICROSOFT.FLOOR(([.E77]-[.K77])/[.N77];1)" office:value-type="float" office:value="10" calcext:value-type="float">
            <text:p>10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99" table:formula="of:=[.P77]*24*60*60" office:value-type="float" office:value="41472000" calcext:value-type="float">
            <text:p>41472000</text:p>
          </table:table-cell>
          <table:table-cell table:style-name="ce146" table:formula="of:=([.E77]-[.K77])-([.O77]*[.N77])" office:value-type="float" office:value="200" calcext:value-type="float">
            <text:p>200</text:p>
          </table:table-cell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5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6</text:p>
          </table:table-cell>
          <table:table-cell table:style-name="ce66" office:value-type="float" office:value="75000" calcext:value-type="float">
            <text:p>75,000</text:p>
          </table:table-cell>
          <table:table-cell table:style-name="ce74" table:formula="of:=[.E78]/[.$A$5]" office:value-type="percentage" office:value="0.0075" calcext:value-type="percentage">
            <text:p>0.75%</text:p>
          </table:table-cell>
          <table:table-cell table:style-name="ce84" office:value-type="string" calcext:value-type="string">
            <text:p>secret1s64kjf7upgelkh825alyts67p4ytm79rpvrm5s</text:p>
          </table:table-cell>
          <table:table-cell table:style-name="ce94" table:formula="of:=6*30" office:value-type="float" office:value="180" calcext:value-type="float">
            <text:p>180</text:p>
          </table:table-cell>
          <table:table-cell table:style-name="ce99" table:formula="of:=[.H78]*24*60*60" office:value-type="float" office:value="15552000" calcext:value-type="float">
            <text:p>15552000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114" table:formula="of:=[.J78]*[.E78]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9" table:formula="of:=[.L78]*24*60*60" office:value-type="float" office:value="86400" calcext:value-type="float">
            <text:p>86400</text:p>
          </table:table-cell>
          <table:table-cell table:style-name="ce121" table:formula="of:=[.Q78]/[.M78]-IF([.K78]&gt;0;1;0)" office:value-type="float" office:value="480" calcext:value-type="float">
            <text:p>480</text:p>
          </table:table-cell>
          <table:table-cell table:style-name="ce125" table:formula="of:=COM.MICROSOFT.FLOOR(([.E78]-[.K78])/[.N78];1)" office:value-type="float" office:value="156" calcext:value-type="float">
            <text:p>156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99" table:formula="of:=[.P78]*24*60*60" office:value-type="float" office:value="41472000" calcext:value-type="float">
            <text:p>41472000</text:p>
          </table:table-cell>
          <table:table-cell table:style-name="ce146" table:formula="of:=([.E78]-[.K78])-([.O78]*[.N78])" office:value-type="float" office:value="120" calcext:value-type="float">
            <text:p>120</text:p>
          </table:table-cell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26" office:value-type="string" calcext:value-type="string">
            <text:p>MintingPool</text:p>
          </table:table-cell>
          <table:table-cell table:style-name="ce36" table:formula="of:=SUM([.E81:.E82])" office:value-type="float" office:value="3900000" calcext:value-type="float">
            <text:p>3,900,000</text:p>
          </table:table-cell>
          <table:table-cell table:style-name="ce50"/>
          <table:table-cell table:style-name="ce64"/>
          <table:table-cell table:style-name="ce72" table:formula="of:=[.C80]/[.$A$5]" office:value-type="percentage" office:value="0.39" calcext:value-type="percentage">
            <text:p>39.00%</text:p>
          </table:table-cell>
          <table:table-cell table:style-name="ce72"/>
          <table:table-cell table:style-name="ce91" table:number-columns-repeated="2"/>
          <table:table-cell table:style-name="ce105"/>
          <table:table-cell table:style-name="ce91" table:number-columns-repeated="3"/>
          <table:table-cell table:style-name="ce118" table:number-columns-repeated="2"/>
          <table:table-cell table:style-name="ce91"/>
          <table:table-cell table:style-name="ce133"/>
          <table:table-cell table:style-name="ce147"/>
          <table:table-cell table:style-name="ce150"/>
          <table:table-cell table:style-name="ce154"/>
          <table:table-cell table:style-name="ce156"/>
          <table:table-cell table:style-name="ce158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7"/>
          <table:table-cell table:style-name="ce39" office:value-type="string" calcext:value-type="string">
            <text:p>➥</text:p>
          </table:table-cell>
          <table:table-cell table:style-name="ce51" office:value-type="string" calcext:value-type="string">
            <text:p>LPF</text:p>
          </table:table-cell>
          <table:table-cell table:style-name="ce65" office:value-type="float" office:value="300000" calcext:value-type="float">
            <text:p>300,000</text:p>
          </table:table-cell>
          <table:table-cell table:style-name="ce73" table:formula="of:=[.E81]/[.$A$5]" office:value-type="percentage" office:value="0.03" calcext:value-type="percentage">
            <text:p>3.00%</text:p>
          </table:table-cell>
          <table:table-cell table:style-name="ce82" office:value-type="string" calcext:value-type="string">
            <text:p>secret1wdhvhe0wd5ufhx4jwfv29se74u45m2xjkqm2ld</text:p>
          </table:table-cell>
          <table:table-cell table:style-name="ce92" office:value-type="float" office:value="0" calcext:value-type="float">
            <text:p>0</text:p>
          </table:table-cell>
          <table:table-cell table:style-name="ce97" table:formula="of:=[.H81]*24*60*60" office:value-type="float" office:value="0" calcext:value-type="float">
            <text:p>0</text:p>
          </table:table-cell>
          <table:table-cell table:style-name="ce108" office:value-type="percentage" office:value="1" calcext:value-type="percentage">
            <text:p>100.00%</text:p>
          </table:table-cell>
          <table:table-cell table:style-name="ce112" table:formula="of:=[.J81]*[.E81]" office:value-type="float" office:value="300000" calcext:value-type="float">
            <text:p>300000</text:p>
          </table:table-cell>
          <table:table-cell table:style-name="ce115" office:value-type="float" office:value="0" calcext:value-type="float">
            <text:p>0</text:p>
          </table:table-cell>
          <table:table-cell table:style-name="ce97" table:formula="of:=[.L81]*24*60*60" office:value-type="float" office:value="0" calcext:value-type="float">
            <text:p>0</text:p>
          </table:table-cell>
          <table:table-cell table:style-name="ce119"/>
          <table:table-cell table:style-name="ce123"/>
          <table:table-cell table:style-name="ce127"/>
          <table:table-cell table:style-name="ce134"/>
          <table:table-cell table:style-name="ce142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8"/>
          <table:table-cell table:style-name="ce40" office:value-type="string" calcext:value-type="string">
            <text:p>➥</text:p>
          </table:table-cell>
          <table:table-cell table:style-name="ce55" office:value-type="string" calcext:value-type="string">
            <text:p>RPT</text:p>
          </table:table-cell>
          <table:table-cell table:style-name="ce65" office:value-type="float" office:value="3600000" calcext:value-type="float">
            <text:p>3,600,000</text:p>
          </table:table-cell>
          <table:table-cell table:style-name="ce73" table:formula="of:=[.E82]/[.$A$5]" office:value-type="percentage" office:value="0.36" calcext:value-type="percentage">
            <text:p>36.00%</text:p>
          </table:table-cell>
          <table:table-cell table:style-name="ce86" office:value-type="string" calcext:value-type="string">
            <text:p>SPLIT_RPT</text:p>
          </table:table-cell>
          <table:table-cell table:style-name="ce92" office:value-type="float" office:value="0" calcext:value-type="float">
            <text:p>0</text:p>
          </table:table-cell>
          <table:table-cell table:style-name="ce97" table:formula="of:=[.H82]*24*60*60" office:value-type="float" office:value="0" calcext:value-type="float">
            <text:p>0</text:p>
          </table:table-cell>
          <table:table-cell table:style-name="ce108" office:value-type="percentage" office:value="0" calcext:value-type="percentage">
            <text:p>0.00%</text:p>
          </table:table-cell>
          <table:table-cell table:style-name="ce97" table:formula="of:=[.J82]*[.E82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7" table:formula="of:=[.L82]*24*60*60" office:value-type="float" office:value="86400" calcext:value-type="float">
            <text:p>86400</text:p>
          </table:table-cell>
          <table:table-cell table:style-name="ce120" table:formula="of:=[.Q82]/[.M82]-IF([.K82]&gt;0;1;0)" office:value-type="float" office:value="1440" calcext:value-type="float">
            <text:p>1440</text:p>
          </table:table-cell>
          <table:table-cell table:style-name="ce126" office:value-type="float" office:value="2500" calcext:value-type="float">
            <text:p>2500</text:p>
          </table:table-cell>
          <table:table-cell table:style-name="ce129" table:formula="of:=[.E82]/[.O82]" office:value-type="float" office:value="1440" calcext:value-type="float">
            <text:p>1440</text:p>
          </table:table-cell>
          <table:table-cell table:style-name="ce135" table:formula="of:=[.P82]*24*60*60" office:value-type="float" office:value="124416000" calcext:value-type="float">
            <text:p>124416000</text:p>
          </table:table-cell>
          <table:table-cell table:style-name="ce144" table:formula="of:=([.E82]-[.K82])-([.O82]*[.N82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1"/>
          <table:table-cell table:style-name="ce35"/>
          <table:table-cell table:style-name="ce49"/>
          <table:table-cell table:style-name="ce63" table:number-columns-repeated="5"/>
          <table:table-cell table:style-name="ce104"/>
          <table:table-cell table:style-name="ce63" office:value-type="string" calcext:value-type="string">
            <text:p><text:s/></text:p>
          </table:table-cell>
          <table:table-cell table:style-name="ce63" table:number-columns-repeated="2"/>
          <table:table-cell table:style-name="ce117" table:number-columns-repeated="2"/>
          <table:table-cell table:style-name="ce63"/>
          <table:table-cell table:style-name="ce132"/>
          <table:table-cell table:style-name="ce117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7">
          <table:table-cell table:style-name="ce10" table:number-columns-repeated="2"/>
          <table:table-cell table:style-name="ce41" table:number-columns-repeated="2"/>
          <table:table-cell table:style-name="ce67"/>
          <table:table-cell table:style-name="ce75" table:number-columns-repeated="2"/>
          <table:table-cell table:style-name="ce67" table:number-columns-repeated="2"/>
          <table:table-cell table:style-name="ce110"/>
          <table:table-cell table:style-name="ce10"/>
          <table:table-cell table:style-name="ce67" table:number-columns-repeated="5"/>
          <table:table-cell table:style-name="ce110"/>
          <table:table-cell table:style-name="ce10" table:number-columns-repeated="3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8">
          <table:table-cell table:style-name="ce11" table:number-columns-repeated="2"/>
          <table:table-cell table:style-name="ce42" table:number-columns-repeated="2"/>
          <table:table-cell table:style-name="ce68"/>
          <table:table-cell table:style-name="ce76" table:number-columns-repeated="2"/>
          <table:table-cell table:style-name="ce68" table:number-columns-repeated="2"/>
          <table:table-cell table:style-name="ce76"/>
          <table:table-cell table:style-name="ce68" table:number-columns-repeated="6"/>
          <table:table-cell table:style-name="ce136"/>
          <table:table-cell table:style-name="ce11" table:number-columns-repeated="4"/>
          <table:table-cell table:style-name="ce12" table:number-columns-repeated="17"/>
          <table:table-cell table:number-columns-repeated="986"/>
        </table:table-row>
        <table:table-row table:style-name="ro8" table:number-rows-repeated="970">
          <table:table-cell table:style-name="ce12" table:number-columns-repeated="38"/>
          <table:table-cell table:number-columns-repeated="986"/>
        </table:table-row>
        <table:table-row table:style-name="ro9" table:number-rows-repeated="1047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VEST.O82:VEST.O82">
            <calcext:condition calcext:apply-style-name="ConditionalStyle_1" calcext:value="!=2500" calcext:base-cell-address="VEST.O82"/>
          </calcext:conditional-format>
        </calcext:conditional-formats>
      </table:table>
      <table:table table:name="SPLIT_RPT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number-columns-repeated="2" table:default-cell-style-name="Default"/>
        <table:table-column table:style-name="co11" table:number-columns-repeated="20" table:default-cell-style-name="Default"/>
        <table:table-column table:style-name="co21" table:number-columns-repeated="998" table:default-cell-style-name="Default"/>
        <table:table-row table:style-name="ro4">
          <table:table-cell table:style-name="ce160"/>
          <table:table-cell table:style-name="ce162" office:value-type="string" calcext:value-type="string">
            <text:p>SPLIT_RPT</text:p>
          </table:table-cell>
          <table:table-cell table:style-name="ce160" table:number-columns-repeated="2"/>
          <table:table-cell table:style-name="ce161" table:number-columns-repeated="22"/>
          <table:table-cell table:number-columns-repeated="998"/>
        </table:table-row>
        <table:table-row table:style-name="ro4">
          <table:table-cell table:style-name="ce160"/>
          <table:table-cell table:style-name="ce163" office:value-type="string" calcext:value-type="string">
            <text:p>Address</text:p>
          </table:table-cell>
          <table:table-cell table:style-name="ce167" office:value-type="string" calcext:value-type="string">
            <text:p>Amount</text:p>
          </table:table-cell>
          <table:table-cell table:style-name="ce170"/>
          <table:table-cell table:style-name="ce161" table:number-columns-repeated="22"/>
          <table:table-cell table:number-columns-repeated="998"/>
        </table:table-row>
        <table:table-row table:style-name="ro4">
          <table:table-cell table:style-name="ce160"/>
          <table:table-cell table:style-name="ce164" office:value-type="string" calcext:value-type="string">
            <text:p>secret1TODO51xxxxxxxxxxxxxxxxxxxxxxxxxxxxxxxx</text:p>
          </table:table-cell>
          <table:table-cell table:style-name="ce168" office:value-type="float" office:value="1000" calcext:value-type="float">
            <text:p>10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0">
          <table:table-cell table:style-name="ce160"/>
          <table:table-cell table:style-name="ce164" office:value-type="string" calcext:value-type="string">
            <text:p>secret1TODO52xxxxxxxxxxxxxxxxxxxxxxxxxxxxxxxx</text:p>
          </table:table-cell>
          <table:table-cell table:style-name="ce168" office:value-type="float" office:value="800" calcext:value-type="float">
            <text:p>8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1">
          <table:table-cell table:style-name="ce160"/>
          <table:table-cell table:style-name="ce164" office:value-type="string" calcext:value-type="string">
            <text:p>secret1TODO53xxxxxxxxxxxxxxxxxxxxxxxxxxxxxxxx</text:p>
          </table:table-cell>
          <table:table-cell table:style-name="ce168" office:value-type="float" office:value="700" calcext:value-type="float">
            <text:p>7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69" table:formula="of:=SUM([.C3:.C5])" office:value-type="float" office:value="2500" calcext:value-type="float">
            <text:p>2500</text:p>
          </table:table-cell>
          <table:table-cell table:style-name="ce160"/>
          <table:table-cell table:style-name="ce161" table:number-columns-repeated="22"/>
          <table:table-cell table:number-columns-repeated="998"/>
        </table:table-row>
        <table:table-row table:style-name="ro12">
          <table:table-cell table:style-name="ce160"/>
          <table:table-cell table:style-name="ce166"/>
          <table:table-cell table:style-name="ce160" table:number-columns-repeated="2"/>
          <table:table-cell table:style-name="ce161" table:number-columns-repeated="22"/>
          <table:table-cell table:number-columns-repeated="998"/>
        </table:table-row>
        <table:table-row table:style-name="ro13" table:number-rows-repeated="993">
          <table:table-cell table:style-name="ce161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ST" style:display-name="PageStyle_V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LIT_5f_RPT" style:display-name="PageStyle_SPLIT_RP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00" meta:object-count="0"/>
    <meta:generator>LibreOfficeDev/6.0.5.2$Linux_X86_64 LibreOffice_project/</meta:generator>
  </office:meta>
</office:document-meta>
</file>